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4">
      <style:table-cell-properties fo:border="0.06pt solid #000000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2"/>
    <style:style style:name="ce5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2">
      <style:text-properties fo:font-weight="bold" style:font-weight-asian="bold" style:font-weight-complex="bold"/>
    </style:style>
    <style:style style:name="ce56" style:family="table-cell" style:parent-style-name="Default" style:data-style-name="N11"/>
    <style:style style:name="ce57" style:family="table-cell" style:parent-style-name="Default" style:data-style-name="N11">
      <style:text-properties fo:font-weight="bold" style:font-weight-asian="bold" style:font-weight-complex="bold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</style:style>
    <style:style style:name="ce6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67" style:family="table-cell" style:parent-style-name="Default" style:data-style-name="N4">
      <style:table-cell-properties fo:border="0.06pt solid #000000"/>
    </style:style>
    <style:style style:name="ce6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0-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111.5" calcext:value-type="float">
            <text:p>111.50</text:p>
          </table:table-cell>
          <table:table-cell table:style-name="ce50" office:value-type="float" office:value="94.5" calcext:value-type="float">
            <text:p>94.5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4]*[.J4]" office:value-type="float" office:value="10" calcext:value-type="float">
            <text:p>10.00</text:p>
          </table:table-cell>
          <table:table-cell table:style-name="ce50" table:formula="of:=[.F4]+[.G4]" office:value-type="float" office:value="206" calcext:value-type="float">
            <text:p>206.00</text:p>
          </table:table-cell>
          <table:table-cell table:style-name="ce50" table:formula="of:=[.K4]+[.L4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Cantos Rivadeneria Andres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122.65" calcext:value-type="float">
            <text:p>122.65</text:p>
          </table:table-cell>
          <table:table-cell table:style-name="ce50" office:value-type="float" office:value="103.95" calcext:value-type="float">
            <text:p>103.95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5]*[.J5]" office:value-type="float" office:value="11" calcext:value-type="float">
            <text:p>11.00</text:p>
          </table:table-cell>
          <table:table-cell table:style-name="ce50" table:formula="of:=[.F5]+[.G5]" office:value-type="float" office:value="226.6" calcext:value-type="float">
            <text:p>226.60</text:p>
          </table:table-cell>
          <table:table-cell table:style-name="ce50" table:formula="of:=[.K5]+[.L5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Centeno Villacres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55.75" calcext:value-type="float">
            <text:p>55.75</text:p>
          </table:table-cell>
          <table:table-cell table:style-name="ce50" office:value-type="float" office:value="47.25" calcext:value-type="float">
            <text:p>47.25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6]*[.J6]" office:value-type="float" office:value="5" calcext:value-type="float">
            <text:p>5.00</text:p>
          </table:table-cell>
          <table:table-cell table:style-name="ce50" table:formula="of:=[.F6]+[.G6]" office:value-type="float" office:value="103" calcext:value-type="float">
            <text:p>103.00</text:p>
          </table:table-cell>
          <table:table-cell table:style-name="ce50" table:formula="of:=[.K6]+[.L6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Guzhñay Hidalgo Mari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45.47" calcext:value-type="float">
            <text:p>45.47</text:p>
          </table:table-cell>
          <table:table-cell table:style-name="ce50" office:value-type="float" office:value="38.53" calcext:value-type="float">
            <text:p>38.53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7]*[.J7]" office:value-type="float" office:value="4.0776" calcext:value-type="float">
            <text:p>4.08</text:p>
          </table:table-cell>
          <table:table-cell table:style-name="ce50" table:formula="of:=[.F7]+[.G7]" office:value-type="float" office:value="84" calcext:value-type="float">
            <text:p>84.00</text:p>
          </table:table-cell>
          <table:table-cell table:style-name="ce50" table:formula="of:=[.K7]+[.L7]" office:value-type="float" office:value="88.077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72.48" calcext:value-type="float">
            <text:p>72.48</text:p>
          </table:table-cell>
          <table:table-cell table:style-name="ce50" office:value-type="float" office:value="61.42" calcext:value-type="float">
            <text:p>61.42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8]*[.J8]" office:value-type="float" office:value="6.5" calcext:value-type="float">
            <text:p>6.50</text:p>
          </table:table-cell>
          <table:table-cell table:style-name="ce50" table:formula="of:=[.F8]+[.G8]" office:value-type="float" office:value="133.9" calcext:value-type="float">
            <text:p>133.90</text:p>
          </table:table-cell>
          <table:table-cell table:style-name="ce50" table:formula="of:=[.K8]+[.L8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45.09" calcext:value-type="float">
            <text:p>45.09</text:p>
          </table:table-cell>
          <table:table-cell table:style-name="ce50" office:value-type="float" office:value="38.22" calcext:value-type="float">
            <text:p>38.22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9]*[.J9]" office:value-type="float" office:value="4.044" calcext:value-type="float">
            <text:p>4.04</text:p>
          </table:table-cell>
          <table:table-cell table:style-name="ce50" table:formula="of:=[.F9]+[.G9]" office:value-type="float" office:value="83.31" calcext:value-type="float">
            <text:p>83.31</text:p>
          </table:table-cell>
          <table:table-cell table:style-name="ce50" table:formula="of:=[.K9]+[.L9]" office:value-type="float" office:value="87.35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Ronquillo Moran Perfecto Isaia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45.09" calcext:value-type="float">
            <text:p>45.09</text:p>
          </table:table-cell>
          <table:table-cell table:style-name="ce50" office:value-type="float" office:value="38.22" calcext:value-type="float">
            <text:p>38.22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10]*[.J10]" office:value-type="float" office:value="4.044" calcext:value-type="float">
            <text:p>4.04</text:p>
          </table:table-cell>
          <table:table-cell table:style-name="ce50" table:formula="of:=[.F10]+[.G10]" office:value-type="float" office:value="83.31" calcext:value-type="float">
            <text:p>83.31</text:p>
          </table:table-cell>
          <table:table-cell table:style-name="ce50" table:formula="of:=[.K10]+[.L10]" office:value-type="float" office:value="87.35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450" calcext:value-type="float">
            <text:p>45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50.18" calcext:value-type="float">
            <text:p>50.18</text:p>
          </table:table-cell>
          <table:table-cell table:style-name="ce50" office:value-type="float" office:value="42.52" calcext:value-type="float">
            <text:p>42.52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11]*[.J11]" office:value-type="float" office:value="4.5" calcext:value-type="float">
            <text:p>4.50</text:p>
          </table:table-cell>
          <table:table-cell table:style-name="ce50" table:formula="of:=[.F11]+[.G11]" office:value-type="float" office:value="92.7" calcext:value-type="float">
            <text:p>92.70</text:p>
          </table:table-cell>
          <table:table-cell table:style-name="ce50" table:formula="of:=[.K11]+[.L11]" office:value-type="float" office:value="97.2" calcext:value-type="float">
            <text:p>97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Viteri Vinces Irm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72.48" calcext:value-type="float">
            <text:p>72.48</text:p>
          </table:table-cell>
          <table:table-cell table:style-name="ce50" office:value-type="float" office:value="61.42" calcext:value-type="float">
            <text:p>61.42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12]*[.J12]" office:value-type="float" office:value="6.5" calcext:value-type="float">
            <text:p>6.50</text:p>
          </table:table-cell>
          <table:table-cell table:style-name="ce50" table:formula="of:=[.F12]+[.G12]" office:value-type="float" office:value="133.9" calcext:value-type="float">
            <text:p>133.90</text:p>
          </table:table-cell>
          <table:table-cell table:style-name="ce50" table:formula="of:=[.K12]+[.L12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223" calcext:value-type="float">
            <text:p>223.00</text:p>
          </table:table-cell>
          <table:table-cell table:style-name="ce50" office:value-type="float" office:value="189" calcext:value-type="float">
            <text:p>189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.01" calcext:value-type="percentage">
            <text:p>1.00 %</text:p>
          </table:table-cell>
          <table:table-cell table:style-name="ce50" table:formula="of:=[.D13]*[.J13]" office:value-type="float" office:value="20" calcext:value-type="float">
            <text:p>20.00</text:p>
          </table:table-cell>
          <table:table-cell table:style-name="ce50" table:formula="of:=[.F13]+[.G13]" office:value-type="float" office:value="412" calcext:value-type="float">
            <text:p>412.00</text:p>
          </table:table-cell>
          <table:table-cell table:style-name="ce50" table:formula="of:=[.K13]+[.L13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3])" office:value-type="float" office:value="7566.56" calcext:value-type="float">
            <text:p>7566.56</text:p>
          </table:table-cell>
          <table:table-cell table:style-name="ce51"/>
          <table:table-cell table:style-name="ce51" table:formula="of:=SUM([.F4:.F13])" office:value-type="float" office:value="843.69" calcext:value-type="float">
            <text:p>843.69</text:p>
          </table:table-cell>
          <table:table-cell table:style-name="ce51" table:formula="of:=SUM([.G4:.G13])" office:value-type="float" office:value="715.03" calcext:value-type="float">
            <text:p>715.03</text:p>
          </table:table-cell>
          <table:table-cell table:style-name="ce51" table:formula="of:=SUM([.H4:.H13])" office:value-type="float" office:value="0" calcext:value-type="float">
            <text:p>0.00</text:p>
          </table:table-cell>
          <table:table-cell table:style-name="ce51" table:formula="of:=SUM([.I4:.I13])" office:value-type="float" office:value="0" calcext:value-type="float">
            <text:p>0.00</text:p>
          </table:table-cell>
          <table:table-cell table:style-name="ce59"/>
          <table:table-cell table:style-name="ce51" table:formula="of:=SUM([.K4:.K13])" office:value-type="float" office:value="75.6656" calcext:value-type="float">
            <text:p>75.67</text:p>
          </table:table-cell>
          <table:table-cell table:style-name="ce51" table:formula="of:=SUM([.L4:.L13])" office:value-type="float" office:value="1558.72" calcext:value-type="float">
            <text:p>1558.72</text:p>
          </table:table-cell>
          <table:table-cell table:style-name="ce51" table:formula="of:=SUM([.M4:.M13])" office:value-type="float" office:value="1634.3856" calcext:value-type="float">
            <text:p>1634.39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Variación de sueldo</text:p>
          </table:table-cell>
          <table:table-cell office:value-type="float" office:value="101.4" calcext:value-type="float">
            <text:p>101.40</text:p>
          </table:table-cell>
          <table:table-cell office:value-type="float" office:value="30" calcext:value-type="float">
            <text:p>30</text:p>
          </table:table-cell>
          <table:table-cell table:formula="of:=[.D22]*0.1115" office:value-type="float" office:value="11.3061" calcext:value-type="float">
            <text:p>11.31</text:p>
          </table:table-cell>
          <table:table-cell table:formula="of:=[.D22]*0.0945" office:value-type="float" office:value="9.5823" calcext:value-type="float">
            <text:p>9.5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2]*[.J22]" office:value-type="float" office:value="1.014" calcext:value-type="float">
            <text:p>1.01</text:p>
          </table:table-cell>
          <table:table-cell table:formula="of:=[.F22]+[.G22]" office:value-type="float" office:value="20.8884" calcext:value-type="float">
            <text:p>20.89</text:p>
          </table:table-cell>
          <table:table-cell table:formula="of:=[.K22]+[.L22]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Pago Atrasado</text:p>
          </table:table-cell>
          <table:table-cell office:value-type="float" office:value="500" calcext:value-type="float">
            <text:p>500.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.00</text:p>
          </table:table-cell>
          <table:table-cell office:value-type="float" office:value="88" calcext:value-type="float">
            <text:p>88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" calcext:value-type="percentage">
            <text:p>0.00 %</text:p>
          </table:table-cell>
          <table:table-cell table:formula="of:=[.D23]*[.J23]" office:value-type="float" office:value="0" calcext:value-type="float">
            <text:p>0.00</text:p>
          </table:table-cell>
          <table:table-cell table:formula="of:=[.F23]+[.G23]" office:value-type="float" office:value="88" calcext:value-type="float">
            <text:p>88.00</text:p>
          </table:table-cell>
          <table:table-cell table:formula="of:=[.K23]+[.L23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2:.D23])" office:value-type="float" office:value="601.4" calcext:value-type="float">
            <text:p>601.40</text:p>
          </table:table-cell>
          <table:table-cell table:style-name="ce53"/>
          <table:table-cell table:style-name="ce53" table:formula="of:=SUM([.F22:.F23])" office:value-type="float" office:value="11.3061" calcext:value-type="float">
            <text:p>11.31</text:p>
          </table:table-cell>
          <table:table-cell table:style-name="ce53" table:formula="of:=SUM([.G22:.G23])" office:value-type="float" office:value="97.5823" calcext:value-type="float">
            <text:p>97.58</text:p>
          </table:table-cell>
          <table:table-cell table:style-name="ce53" table:formula="of:=SUM([.H22:.H23])" office:value-type="float" office:value="0" calcext:value-type="float">
            <text:p>0.00</text:p>
          </table:table-cell>
          <table:table-cell table:style-name="ce53" table:formula="of:=SUM([.I22:.I23])" office:value-type="float" office:value="0" calcext:value-type="float">
            <text:p>0.00</text:p>
          </table:table-cell>
          <table:table-cell table:style-name="ce53"/>
          <table:table-cell table:style-name="ce53" table:formula="of:=SUM([.K22:.K23])" office:value-type="float" office:value="1.014" calcext:value-type="float">
            <text:p>1.01</text:p>
          </table:table-cell>
          <table:table-cell table:style-name="ce53" table:formula="of:=SUM([.L22:.L23])" office:value-type="float" office:value="108.8884" calcext:value-type="float">
            <text:p>108.89</text:p>
          </table:table-cell>
          <table:table-cell table:style-name="ce53" table:formula="of:=SUM([.M22:.M23])" office:value-type="float" office:value="109.9024" calcext:value-type="float">
            <text:p>109.9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formula="of:=[.F14]+[.F24]" office:value-type="float" office:value="854.9961" calcext:value-type="float">
            <text:p>855.00</text:p>
          </table:table-cell>
          <table:table-cell table:formula="of:=[.G14]+[.G24]" office:value-type="float" office:value="812.6123" calcext:value-type="float">
            <text:p>812.61</text:p>
          </table:table-cell>
          <table:table-cell table:formula="of:=[.F26]+[.G26]" office:value-type="float" office:value="1667.6084" calcext:value-type="float">
            <text:p>1667.6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Cantos Rivadeneria Andres</text:p>
          </table:table-cell>
          <table:table-cell/>
          <table:table-cell office:value-type="float" office:value="379.82" calcext:value-type="float">
            <text:p>379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Guzhñay Hidalgo Maria</text:p>
          </table:table-cell>
          <table:table-cell/>
          <table:table-cell office:value-type="float" office:value="214.95" calcext:value-type="float">
            <text:p>214.9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39:.D40])" office:value-type="float" office:value="594.77" calcext:value-type="float">
            <text:p>594.77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5.22" calcext:value-type="float">
            <text:p>35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Ronquillo Moran Perfecto Isaias</text:p>
          </table:table-cell>
          <table:table-cell/>
          <table:table-cell office:value-type="float" office:value="43.87" calcext:value-type="float">
            <text:p>43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Ronquillo Moran Perfecto Isaias</text:p>
          </table:table-cell>
          <table:table-cell/>
          <table:table-cell office:value-type="float" office:value="30.74" calcext:value-type="float">
            <text:p>3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Viteri Vinces Irm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47:.D50])" office:value-type="float" office:value="311.05" calcext:value-type="float">
            <text:p>311.05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1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05.5" calcext:value-type="float">
            <text:p>50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4:.E23])" office:value-type="float" office:value="2960" calcext:value-type="float">
            <text:p>2,960.00</text:p>
          </table:table-cell>
          <table:table-cell table:style-name="ce66" table:formula="of:=[.E39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166.23" calcext:value-type="float">
            <text:p>166.23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3])" office:value-type="float" office:value="3093.84" calcext:value-type="float">
            <text:p>3,093.84</text:p>
          </table:table-cell>
          <table:table-cell table:style-name="ce66" table:formula="of:=[.E40]" office:value-type="float" office:value="1607.47" calcext:value-type="float">
            <text:p>1,6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42.75" calcext:value-type="float">
            <text:p>24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4:.E31])" office:value-type="float" office:value="521.77" calcext:value-type="float">
            <text:p>521.77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44.28" calcext:value-type="float">
            <text:p>44.28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18.57" calcext:value-type="float">
            <text:p>31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6575.61" calcext:value-type="float">
            <text:p>6,575.61</text:p>
          </table:table-cell>
          <table:table-cell table:style-name="ce67" table:formula="of:=SUM([.I4:.I6])" office:value-type="float" office:value="3407.47" calcext:value-type="float">
            <text:p>3,4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52.78" calcext:value-type="float">
            <text:p>252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227.47" calcext:value-type="float">
            <text:p>227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203.69" calcext:value-type="float">
            <text:p>20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11" calcext:value-type="float">
            <text:p>10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21.57" calcext:value-type="float">
            <text:p>121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180" calcext:value-type="float">
            <text:p>1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42.13" calcext:value-type="float">
            <text:p>42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37.49" calcext:value-type="float">
            <text:p>3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Enero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Enero</text:p>
          </table:table-cell>
          <table:table-cell office:value-type="float" office:value="1607.47" calcext:value-type="float">
            <text:p>1607.4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office:value-type="float" office:value="379.82" calcext:value-type="float">
            <text:p>379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office:value-type="float" office:value="214.95" calcext:value-type="float">
            <text:p>214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office:value-type="float" office:value="35.22" calcext:value-type="float">
            <text:p>35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office:value-type="float" office:value="74.61" calcext:value-type="float">
            <text:p>74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office:value-type="float" office:value="201.22" calcext:value-type="float">
            <text:p>201.22</text:p>
          </table:table-cell>
          <table:table-cell table:number-columns-repeated="1019"/>
        </table:table-row>
      </table:table>
      <table:table table:name="2021-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Baquerizo Davila Pablo Jonathan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88" calcext:value-type="float">
            <text:p>88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" calcext:value-type="percentage">
            <text:p>0.00 %</text:p>
          </table:table-cell>
          <table:table-cell table:style-name="ce50" office:value-type="float" office:value="0" calcext:value-type="float">
            <text:p>0.00</text:p>
          </table:table-cell>
          <table:table-cell table:style-name="ce50" table:formula="of:=[.F4]+[.G4]" office:value-type="float" office:value="88" calcext:value-type="float">
            <text:p>88.00</text:p>
          </table:table-cell>
          <table:table-cell table:style-name="ce50" table:formula="of:=[.K4]+[.L4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5]*0.1115" office:value-type="float" office:value="111.5" calcext:value-type="float">
            <text:p>111.50</text:p>
          </table:table-cell>
          <table:table-cell table:formula="of:=[.D5]*0.0945" office:value-type="float" office:value="94.5" calcext:value-type="float">
            <text:p>94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5]*[.J5]" office:value-type="float" office:value="10" calcext:value-type="float">
            <text:p>10.00</text:p>
          </table:table-cell>
          <table:table-cell table:formula="of:=[.F5]+[.G5]" office:value-type="float" office:value="206" calcext:value-type="float">
            <text:p>206.00</text:p>
          </table:table-cell>
          <table:table-cell table:formula="of:=[.K5]+[.L5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Cantos Rivadeneira Andres Martin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6]*0.1115" office:value-type="float" office:value="122.65" calcext:value-type="float">
            <text:p>122.65</text:p>
          </table:table-cell>
          <table:table-cell table:formula="of:=[.D6]*0.0945" office:value-type="float" office:value="103.95" calcext:value-type="float">
            <text:p>103.9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6]*[.J6]" office:value-type="float" office:value="11" calcext:value-type="float">
            <text:p>11.00</text:p>
          </table:table-cell>
          <table:table-cell table:formula="of:=[.F6]+[.G6]" office:value-type="float" office:value="226.6" calcext:value-type="float">
            <text:p>226.60</text:p>
          </table:table-cell>
          <table:table-cell table:formula="of:=[.K6]+[.L6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Centeno Villacrec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7]*0.1115" office:value-type="float" office:value="55.75" calcext:value-type="float">
            <text:p>55.75</text:p>
          </table:table-cell>
          <table:table-cell table:formula="of:=[.D7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7]*[.J7]" office:value-type="float" office:value="5" calcext:value-type="float">
            <text:p>5.00</text:p>
          </table:table-cell>
          <table:table-cell table:formula="of:=[.F7]+[.G7]" office:value-type="float" office:value="103" calcext:value-type="float">
            <text:p>103.00</text:p>
          </table:table-cell>
          <table:table-cell table:formula="of:=[.K7]+[.L7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Guzhñay Hidalgo Maria Auxiliador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formula="of:=[.D8]*0.1115" office:value-type="float" office:value="45.46524" calcext:value-type="float">
            <text:p>45.47</text:p>
          </table:table-cell>
          <table:table-cell table:formula="of:=[.D8]*0.0945" office:value-type="float" office:value="38.53332" calcext:value-type="float">
            <text:p>38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8]*[.J8]" office:value-type="float" office:value="4.0776" calcext:value-type="float">
            <text:p>4.08</text:p>
          </table:table-cell>
          <table:table-cell table:formula="of:=[.F8]+[.G8]" office:value-type="float" office:value="83.99856" calcext:value-type="float">
            <text:p>84.00</text:p>
          </table:table-cell>
          <table:table-cell table:formula="of:=[.K8]+[.L8]" office:value-type="float" office:value="88.0761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9]*0.1115" office:value-type="float" office:value="72.475" calcext:value-type="float">
            <text:p>72.48</text:p>
          </table:table-cell>
          <table:table-cell table:formula="of:=[.D9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9]*[.J9]" office:value-type="float" office:value="6.5" calcext:value-type="float">
            <text:p>6.50</text:p>
          </table:table-cell>
          <table:table-cell table:formula="of:=[.F9]+[.G9]" office:value-type="float" office:value="133.9" calcext:value-type="float">
            <text:p>133.90</text:p>
          </table:table-cell>
          <table:table-cell table:formula="of:=[.K9]+[.L9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0]*0.1115" office:value-type="float" office:value="45.0906" calcext:value-type="float">
            <text:p>45.09</text:p>
          </table:table-cell>
          <table:table-cell table:formula="of:=[.D10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0]*[.J10]" office:value-type="float" office:value="4.044" calcext:value-type="float">
            <text:p>4.04</text:p>
          </table:table-cell>
          <table:table-cell table:formula="of:=[.F10]+[.G10]" office:value-type="float" office:value="83.3064" calcext:value-type="float">
            <text:p>83.31</text:p>
          </table:table-cell>
          <table:table-cell table:formula="of:=[.K10]+[.L10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Ronquillo Moran Perfecto Isai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1]*0.1115" office:value-type="float" office:value="45.0906" calcext:value-type="float">
            <text:p>45.09</text:p>
          </table:table-cell>
          <table:table-cell table:formula="of:=[.D11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1]*[.J11]" office:value-type="float" office:value="4.044" calcext:value-type="float">
            <text:p>4.04</text:p>
          </table:table-cell>
          <table:table-cell table:formula="of:=[.F11]+[.G11]" office:value-type="float" office:value="83.3064" calcext:value-type="float">
            <text:p>83.31</text:p>
          </table:table-cell>
          <table:table-cell table:formula="of:=[.K11]+[.L11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450" calcext:value-type="float">
            <text:p>4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2]*0.1115" office:value-type="float" office:value="50.175" calcext:value-type="float">
            <text:p>50.18</text:p>
          </table:table-cell>
          <table:table-cell table:formula="of:=[.D12]*0.0945" office:value-type="float" office:value="42.525" calcext:value-type="float">
            <text:p>42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2]*[.J12]" office:value-type="float" office:value="4.5" calcext:value-type="float">
            <text:p>4.50</text:p>
          </table:table-cell>
          <table:table-cell table:formula="of:=[.F12]+[.G12]" office:value-type="float" office:value="92.7" calcext:value-type="float">
            <text:p>92.70</text:p>
          </table:table-cell>
          <table:table-cell table:formula="of:=[.K12]+[.L12]" office:value-type="float" office:value="97.2" calcext:value-type="float">
            <text:p>97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Viteri Vinces Irma Alexandr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3]*0.1115" office:value-type="float" office:value="72.475" calcext:value-type="float">
            <text:p>72.48</text:p>
          </table:table-cell>
          <table:table-cell table:formula="of:=[.D13]*0.0945" office:value-type="float" office:value="61.425" calcext:value-type="float">
            <text:p>61.43</text:p>
          </table:table-cell>
          <table:table-cell table:number-columns-repeated="2" office:value-type="float" office:value="1" calcext:value-type="float">
            <text:p>1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3]*[.J13]" office:value-type="float" office:value="6.5" calcext:value-type="float">
            <text:p>6.50</text:p>
          </table:table-cell>
          <table:table-cell table:formula="of:=[.F13]+[.G13]" office:value-type="float" office:value="133.9" calcext:value-type="float">
            <text:p>133.90</text:p>
          </table:table-cell>
          <table:table-cell table:formula="of:=[.K13]+[.L13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4]*0.1115" office:value-type="float" office:value="223" calcext:value-type="float">
            <text:p>223.00</text:p>
          </table:table-cell>
          <table:table-cell table:formula="of:=[.D14]*0.0945" office:value-type="float" office:value="189" calcext:value-type="float">
            <text:p>189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4]*[.J14]" office:value-type="float" office:value="20" calcext:value-type="float">
            <text:p>20.00</text:p>
          </table:table-cell>
          <table:table-cell table:formula="of:=[.F14]+[.G14]" office:value-type="float" office:value="412" calcext:value-type="float">
            <text:p>412.00</text:p>
          </table:table-cell>
          <table:table-cell table:formula="of:=[.K14]+[.L14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4])" office:value-type="float" office:value="8066.56" calcext:value-type="float">
            <text:p>8066.56</text:p>
          </table:table-cell>
          <table:table-cell table:style-name="ce51"/>
          <table:table-cell table:style-name="ce51" table:formula="of:=SUM([.F4:.F14])" office:value-type="float" office:value="843.67144" calcext:value-type="float">
            <text:p>843.67</text:p>
          </table:table-cell>
          <table:table-cell table:style-name="ce51" table:formula="of:=SUM([.G4:.G14])" office:value-type="float" office:value="803.03992" calcext:value-type="float">
            <text:p>803.04</text:p>
          </table:table-cell>
          <table:table-cell table:style-name="ce51" table:formula="of:=SUM([.H4:.H14])" office:value-type="float" office:value="1" calcext:value-type="float">
            <text:p>1.00</text:p>
          </table:table-cell>
          <table:table-cell table:style-name="ce51" table:formula="of:=SUM([.I4:.I14])" office:value-type="float" office:value="1" calcext:value-type="float">
            <text:p>1.00</text:p>
          </table:table-cell>
          <table:table-cell table:style-name="ce59"/>
          <table:table-cell table:style-name="ce51" table:formula="of:=SUM([.K4:.K14])" office:value-type="float" office:value="75.6656" calcext:value-type="float">
            <text:p>75.67</text:p>
          </table:table-cell>
          <table:table-cell table:style-name="ce51" table:formula="of:=SUM([.L4:.L14])" office:value-type="float" office:value="1646.71136" calcext:value-type="float">
            <text:p>1646.71</text:p>
          </table:table-cell>
          <table:table-cell table:style-name="ce51" table:formula="of:=SUM([.M4:.M14])" office:value-type="float" office:value="1722.37696" calcext:value-type="float">
            <text:p>1722.38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variacion de sueldo</text:p>
          </table:table-cell>
          <table:table-cell office:value-type="float" office:value="101.4" calcext:value-type="float">
            <text:p>101.40</text:p>
          </table:table-cell>
          <table:table-cell office:value-type="float" office:value="30" calcext:value-type="float">
            <text:p>30</text:p>
          </table:table-cell>
          <table:table-cell table:formula="of:=[.D23]*0.1115" office:value-type="float" office:value="11.3061" calcext:value-type="float">
            <text:p>11.31</text:p>
          </table:table-cell>
          <table:table-cell table:formula="of:=[.D23]*0.0945" office:value-type="float" office:value="9.5823" calcext:value-type="float">
            <text:p>9.5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3]*[.J23]" office:value-type="float" office:value="1.014" calcext:value-type="float">
            <text:p>1.01</text:p>
          </table:table-cell>
          <table:table-cell table:formula="of:=[.F23]+[.G23]" office:value-type="float" office:value="20.8884" calcext:value-type="float">
            <text:p>20.89</text:p>
          </table:table-cell>
          <table:table-cell table:formula="of:=[.K23]+[.L23]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3])" office:value-type="float" office:value="101.4" calcext:value-type="float">
            <text:p>101.40</text:p>
          </table:table-cell>
          <table:table-cell table:style-name="ce53"/>
          <table:table-cell table:style-name="ce53" table:formula="of:=SUM([.F23])" office:value-type="float" office:value="11.3061" calcext:value-type="float">
            <text:p>11.31</text:p>
          </table:table-cell>
          <table:table-cell table:style-name="ce53" table:formula="of:=SUM([.G23])" office:value-type="float" office:value="9.5823" calcext:value-type="float">
            <text:p>9.58</text:p>
          </table:table-cell>
          <table:table-cell table:style-name="ce53" table:formula="of:=SUM([.H23])" office:value-type="float" office:value="0" calcext:value-type="float">
            <text:p>0.00</text:p>
          </table:table-cell>
          <table:table-cell table:style-name="ce53" table:formula="of:=SUM([.I23])" office:value-type="float" office:value="0" calcext:value-type="float">
            <text:p>0.00</text:p>
          </table:table-cell>
          <table:table-cell table:style-name="ce53"/>
          <table:table-cell table:style-name="ce53" table:formula="of:=SUM([.K23])" office:value-type="float" office:value="1.014" calcext:value-type="float">
            <text:p>1.01</text:p>
          </table:table-cell>
          <table:table-cell table:style-name="ce53" table:formula="of:=SUM([.L23])" office:value-type="float" office:value="20.8884" calcext:value-type="float">
            <text:p>20.89</text:p>
          </table:table-cell>
          <table:table-cell table:style-name="ce53" table:formula="of:=SUM([.M23])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formula="of:=[.F15]+[.F24]" office:value-type="float" office:value="854.97754" calcext:value-type="float">
            <text:p>854.98</text:p>
          </table:table-cell>
          <table:table-cell table:formula="of:=[.G15]+[.G24]" office:value-type="float" office:value="812.62222" calcext:value-type="float">
            <text:p>812.62</text:p>
          </table:table-cell>
          <table:table-cell table:formula="of:=[.F26]+[.G26]" office:value-type="float" office:value="1667.59976" calcext:value-type="float">
            <text:p>1667.6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Cantos Rivadeneira Andres Martin</text:p>
          </table:table-cell>
          <table:table-cell/>
          <table:table-cell office:value-type="float" office:value="379.83" calcext:value-type="float">
            <text:p>379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Guzhñay Hidalgo Maria Auxiliadora</text:p>
          </table:table-cell>
          <table:table-cell/>
          <table:table-cell office:value-type="float" office:value="214.96" calcext:value-type="float">
            <text:p>214.9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39:.D40])" office:value-type="float" office:value="594.79" calcext:value-type="float">
            <text:p>594.79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4.98" calcext:value-type="float">
            <text:p>34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43.56" calcext:value-type="float">
            <text:p>43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30.52" calcext:value-type="float">
            <text:p>3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47:.D50])" office:value-type="float" office:value="310.28" calcext:value-type="float">
            <text:p>310.28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2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05.5" calcext:value-type="float">
            <text:p>50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4:.E23])" office:value-type="float" office:value="2960" calcext:value-type="float">
            <text:p>2,960.00</text:p>
          </table:table-cell>
          <table:table-cell table:style-name="ce66" table:formula="of:=[.E39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166.22" calcext:value-type="float">
            <text:p>166.22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3])" office:value-type="float" office:value="3094.59" calcext:value-type="float">
            <text:p>3,094.59</text:p>
          </table:table-cell>
          <table:table-cell table:style-name="ce66" table:formula="of:=[.E40]" office:value-type="float" office:value="1663.42" calcext:value-type="float">
            <text:p>1,663.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42.75" calcext:value-type="float">
            <text:p>24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4:.E31])" office:value-type="float" office:value="521.77" calcext:value-type="float">
            <text:p>521.77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44.27" calcext:value-type="float">
            <text:p>44.27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18.57" calcext:value-type="float">
            <text:p>31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6576.36" calcext:value-type="float">
            <text:p>6,576.36</text:p>
          </table:table-cell>
          <table:table-cell table:style-name="ce67" table:formula="of:=SUM([.I4:.I6])" office:value-type="float" office:value="3463.42" calcext:value-type="float">
            <text:p>3,463.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53.02" calcext:value-type="float">
            <text:p>25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227.47" calcext:value-type="float">
            <text:p>227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203.69" calcext:value-type="float">
            <text:p>20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11" calcext:value-type="float">
            <text:p>10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22.1" calcext:value-type="float">
            <text:p>122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180" calcext:value-type="float">
            <text:p>1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42.13" calcext:value-type="float">
            <text:p>42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37.49" calcext:value-type="float">
            <text:p>3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Febrero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Febrero</text:p>
          </table:table-cell>
          <table:table-cell office:value-type="float" office:value="1663.42" calcext:value-type="float">
            <text:p>1663.4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</table:table>
      <table:table table:name="2021-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Baquerizo Davila Pablo Jonathan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88" calcext:value-type="float">
            <text:p>88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" calcext:value-type="percentage">
            <text:p>0.00 %</text:p>
          </table:table-cell>
          <table:table-cell table:style-name="ce50" office:value-type="float" office:value="0" calcext:value-type="float">
            <text:p>0.00</text:p>
          </table:table-cell>
          <table:table-cell table:style-name="ce50" table:formula="of:=[.F4]+[.G4]" office:value-type="float" office:value="88" calcext:value-type="float">
            <text:p>88.00</text:p>
          </table:table-cell>
          <table:table-cell table:style-name="ce50" table:formula="of:=[.K4]+[.L4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5]*0.1115" office:value-type="float" office:value="111.5" calcext:value-type="float">
            <text:p>111.50</text:p>
          </table:table-cell>
          <table:table-cell table:formula="of:=[.D5]*0.0945" office:value-type="float" office:value="94.5" calcext:value-type="float">
            <text:p>94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5]*[.J5]" office:value-type="float" office:value="10" calcext:value-type="float">
            <text:p>10.00</text:p>
          </table:table-cell>
          <table:table-cell table:formula="of:=[.F5]+[.G5]" office:value-type="float" office:value="206" calcext:value-type="float">
            <text:p>206.00</text:p>
          </table:table-cell>
          <table:table-cell table:formula="of:=[.K5]+[.L5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Cantos Rivadeneira Andres Martin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6]*0.1115" office:value-type="float" office:value="122.65" calcext:value-type="float">
            <text:p>122.65</text:p>
          </table:table-cell>
          <table:table-cell table:formula="of:=[.D6]*0.0945" office:value-type="float" office:value="103.95" calcext:value-type="float">
            <text:p>103.9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6]*[.J6]" office:value-type="float" office:value="11" calcext:value-type="float">
            <text:p>11.00</text:p>
          </table:table-cell>
          <table:table-cell table:formula="of:=[.F6]+[.G6]" office:value-type="float" office:value="226.6" calcext:value-type="float">
            <text:p>226.60</text:p>
          </table:table-cell>
          <table:table-cell table:formula="of:=[.K6]+[.L6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Centeno Villacrec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7]*0.1115" office:value-type="float" office:value="55.75" calcext:value-type="float">
            <text:p>55.75</text:p>
          </table:table-cell>
          <table:table-cell table:formula="of:=[.D7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7]*[.J7]" office:value-type="float" office:value="5" calcext:value-type="float">
            <text:p>5.00</text:p>
          </table:table-cell>
          <table:table-cell table:formula="of:=[.F7]+[.G7]" office:value-type="float" office:value="103" calcext:value-type="float">
            <text:p>103.00</text:p>
          </table:table-cell>
          <table:table-cell table:formula="of:=[.K7]+[.L7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Guzhñay Hidalgo Maria Auxiliador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formula="of:=[.D8]*0.1115" office:value-type="float" office:value="45.46524" calcext:value-type="float">
            <text:p>45.47</text:p>
          </table:table-cell>
          <table:table-cell table:formula="of:=[.D8]*0.0945" office:value-type="float" office:value="38.53332" calcext:value-type="float">
            <text:p>38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8]*[.J8]" office:value-type="float" office:value="4.0776" calcext:value-type="float">
            <text:p>4.08</text:p>
          </table:table-cell>
          <table:table-cell table:formula="of:=[.F8]+[.G8]" office:value-type="float" office:value="83.99856" calcext:value-type="float">
            <text:p>84.00</text:p>
          </table:table-cell>
          <table:table-cell table:formula="of:=[.K8]+[.L8]" office:value-type="float" office:value="88.0761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9]*0.1115" office:value-type="float" office:value="72.475" calcext:value-type="float">
            <text:p>72.48</text:p>
          </table:table-cell>
          <table:table-cell table:formula="of:=[.D9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9]*[.J9]" office:value-type="float" office:value="6.5" calcext:value-type="float">
            <text:p>6.50</text:p>
          </table:table-cell>
          <table:table-cell table:formula="of:=[.F9]+[.G9]" office:value-type="float" office:value="133.9" calcext:value-type="float">
            <text:p>133.90</text:p>
          </table:table-cell>
          <table:table-cell table:formula="of:=[.K9]+[.L9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0]*0.1115" office:value-type="float" office:value="45.0906" calcext:value-type="float">
            <text:p>45.09</text:p>
          </table:table-cell>
          <table:table-cell table:formula="of:=[.D10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0]*[.J10]" office:value-type="float" office:value="4.044" calcext:value-type="float">
            <text:p>4.04</text:p>
          </table:table-cell>
          <table:table-cell table:formula="of:=[.F10]+[.G10]" office:value-type="float" office:value="83.3064" calcext:value-type="float">
            <text:p>83.31</text:p>
          </table:table-cell>
          <table:table-cell table:formula="of:=[.K10]+[.L10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Ronquillo Moran Perfecto Isai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1]*0.1115" office:value-type="float" office:value="45.0906" calcext:value-type="float">
            <text:p>45.09</text:p>
          </table:table-cell>
          <table:table-cell table:formula="of:=[.D11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1]*[.J11]" office:value-type="float" office:value="4.044" calcext:value-type="float">
            <text:p>4.04</text:p>
          </table:table-cell>
          <table:table-cell table:formula="of:=[.F11]+[.G11]" office:value-type="float" office:value="83.3064" calcext:value-type="float">
            <text:p>83.31</text:p>
          </table:table-cell>
          <table:table-cell table:formula="of:=[.K11]+[.L11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450" calcext:value-type="float">
            <text:p>4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2]*0.1115" office:value-type="float" office:value="50.175" calcext:value-type="float">
            <text:p>50.18</text:p>
          </table:table-cell>
          <table:table-cell table:formula="of:=[.D12]*0.0945" office:value-type="float" office:value="42.525" calcext:value-type="float">
            <text:p>42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2]*[.J12]" office:value-type="float" office:value="4.5" calcext:value-type="float">
            <text:p>4.50</text:p>
          </table:table-cell>
          <table:table-cell table:formula="of:=[.F12]+[.G12]" office:value-type="float" office:value="92.7" calcext:value-type="float">
            <text:p>92.70</text:p>
          </table:table-cell>
          <table:table-cell table:formula="of:=[.K12]+[.L12]" office:value-type="float" office:value="97.2" calcext:value-type="float">
            <text:p>97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Viteri Vinces Irma Alexandr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3]*0.1115" office:value-type="float" office:value="72.475" calcext:value-type="float">
            <text:p>72.48</text:p>
          </table:table-cell>
          <table:table-cell table:formula="of:=[.D13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3]*[.J13]" office:value-type="float" office:value="6.5" calcext:value-type="float">
            <text:p>6.50</text:p>
          </table:table-cell>
          <table:table-cell table:formula="of:=[.F13]+[.G13]" office:value-type="float" office:value="133.9" calcext:value-type="float">
            <text:p>133.90</text:p>
          </table:table-cell>
          <table:table-cell table:formula="of:=[.K13]+[.L13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4]*0.1115" office:value-type="float" office:value="223" calcext:value-type="float">
            <text:p>223.00</text:p>
          </table:table-cell>
          <table:table-cell table:formula="of:=[.D14]*0.0945" office:value-type="float" office:value="189" calcext:value-type="float">
            <text:p>189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4]*[.J14]" office:value-type="float" office:value="20" calcext:value-type="float">
            <text:p>20.00</text:p>
          </table:table-cell>
          <table:table-cell table:formula="of:=[.F14]+[.G14]" office:value-type="float" office:value="412" calcext:value-type="float">
            <text:p>412.00</text:p>
          </table:table-cell>
          <table:table-cell table:formula="of:=[.K14]+[.L14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4])" office:value-type="float" office:value="8066.56" calcext:value-type="float">
            <text:p>8066.56</text:p>
          </table:table-cell>
          <table:table-cell table:style-name="ce51"/>
          <table:table-cell table:style-name="ce51" table:formula="of:=SUM([.F4:.F14])" office:value-type="float" office:value="843.67144" calcext:value-type="float">
            <text:p>843.67</text:p>
          </table:table-cell>
          <table:table-cell table:style-name="ce51" table:formula="of:=SUM([.G4:.G14])" office:value-type="float" office:value="803.03992" calcext:value-type="float">
            <text:p>803.04</text:p>
          </table:table-cell>
          <table:table-cell table:style-name="ce51" table:formula="of:=SUM([.H4:.H14])" office:value-type="float" office:value="0" calcext:value-type="float">
            <text:p>0.00</text:p>
          </table:table-cell>
          <table:table-cell table:style-name="ce51" table:formula="of:=SUM([.I4:.I14])" office:value-type="float" office:value="0" calcext:value-type="float">
            <text:p>0.00</text:p>
          </table:table-cell>
          <table:table-cell table:style-name="ce59"/>
          <table:table-cell table:style-name="ce51" table:formula="of:=SUM([.K4:.K14])" office:value-type="float" office:value="75.6656" calcext:value-type="float">
            <text:p>75.67</text:p>
          </table:table-cell>
          <table:table-cell table:style-name="ce51" table:formula="of:=SUM([.L4:.L14])" office:value-type="float" office:value="1646.71136" calcext:value-type="float">
            <text:p>1646.71</text:p>
          </table:table-cell>
          <table:table-cell table:style-name="ce51" table:formula="of:=SUM([.M4:.M14])" office:value-type="float" office:value="1722.37696" calcext:value-type="float">
            <text:p>1722.38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variacion de sueldo</text:p>
          </table:table-cell>
          <table:table-cell office:value-type="float" office:value="101.4" calcext:value-type="float">
            <text:p>101.40</text:p>
          </table:table-cell>
          <table:table-cell office:value-type="float" office:value="30" calcext:value-type="float">
            <text:p>30</text:p>
          </table:table-cell>
          <table:table-cell table:formula="of:=[.D23]*0.1115" office:value-type="float" office:value="11.3061" calcext:value-type="float">
            <text:p>11.31</text:p>
          </table:table-cell>
          <table:table-cell table:formula="of:=[.D23]*0.0945" office:value-type="float" office:value="9.5823" calcext:value-type="float">
            <text:p>9.5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3]*[.J23]" office:value-type="float" office:value="1.014" calcext:value-type="float">
            <text:p>1.01</text:p>
          </table:table-cell>
          <table:table-cell table:formula="of:=[.F23]+[.G23]" office:value-type="float" office:value="20.8884" calcext:value-type="float">
            <text:p>20.89</text:p>
          </table:table-cell>
          <table:table-cell table:formula="of:=[.K23]+[.L23]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3])" office:value-type="float" office:value="101.4" calcext:value-type="float">
            <text:p>101.40</text:p>
          </table:table-cell>
          <table:table-cell table:style-name="ce53"/>
          <table:table-cell table:style-name="ce53" table:formula="of:=SUM([.F23])" office:value-type="float" office:value="11.3061" calcext:value-type="float">
            <text:p>11.31</text:p>
          </table:table-cell>
          <table:table-cell table:style-name="ce53" table:formula="of:=SUM([.G23])" office:value-type="float" office:value="9.5823" calcext:value-type="float">
            <text:p>9.58</text:p>
          </table:table-cell>
          <table:table-cell table:style-name="ce53" table:formula="of:=SUM([.H23])" office:value-type="float" office:value="0" calcext:value-type="float">
            <text:p>0.00</text:p>
          </table:table-cell>
          <table:table-cell table:style-name="ce53" table:formula="of:=SUM([.I23])" office:value-type="float" office:value="0" calcext:value-type="float">
            <text:p>0.00</text:p>
          </table:table-cell>
          <table:table-cell table:style-name="ce53"/>
          <table:table-cell table:style-name="ce53" table:formula="of:=SUM([.K23])" office:value-type="float" office:value="1.014" calcext:value-type="float">
            <text:p>1.01</text:p>
          </table:table-cell>
          <table:table-cell table:style-name="ce53" table:formula="of:=SUM([.L23])" office:value-type="float" office:value="20.8884" calcext:value-type="float">
            <text:p>20.89</text:p>
          </table:table-cell>
          <table:table-cell table:style-name="ce53" table:formula="of:=SUM([.M23])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Cantos Rivadeneira Andres Martin</text:p>
          </table:table-cell>
          <table:table-cell/>
          <table:table-cell office:value-type="float" office:value="364.16" calcext:value-type="float">
            <text:p>36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Guzhñay Hidalgo Maria Auxiliadora</text:p>
          </table:table-cell>
          <table:table-cell/>
          <table:table-cell office:value-type="float" office:value="206.85" calcext:value-type="float">
            <text:p>206.8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39:.D40])" office:value-type="float" office:value="571.01" calcext:value-type="float">
            <text:p>571.0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4.75" calcext:value-type="float">
            <text:p>34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43.25" calcext:value-type="float">
            <text:p>4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30.3" calcext:value-type="float">
            <text:p>30.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123.59" calcext:value-type="float">
            <text:p>123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47:.D51])" office:value-type="float" office:value="433.11" calcext:value-type="float">
            <text:p>433.11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3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05.5" calcext:value-type="float">
            <text:p>50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4:.E23])" office:value-type="float" office:value="2960" calcext:value-type="float">
            <text:p>2,960.00</text:p>
          </table:table-cell>
          <table:table-cell table:style-name="ce66" table:formula="of:=[.E39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181.89" calcext:value-type="float">
            <text:p>181.89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3])" office:value-type="float" office:value="2995.54" calcext:value-type="float">
            <text:p>2,995.54</text:p>
          </table:table-cell>
          <table:table-cell table:style-name="ce66" table:formula="of:=[.E40]" office:value-type="float" office:value="1551.52" calcext:value-type="float">
            <text:p>1,551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42.75" calcext:value-type="float">
            <text:p>24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4:.E31])" office:value-type="float" office:value="521.77" calcext:value-type="float">
            <text:p>521.77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52.38" calcext:value-type="float">
            <text:p>52.38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18.57" calcext:value-type="float">
            <text:p>31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6477.31" calcext:value-type="float">
            <text:p>6,477.31</text:p>
          </table:table-cell>
          <table:table-cell table:style-name="ce67" table:formula="of:=SUM([.I4:.I6])" office:value-type="float" office:value="3351.52" calcext:value-type="float">
            <text:p>3,351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53.25" calcext:value-type="float">
            <text:p>25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227.47" calcext:value-type="float">
            <text:p>227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80.1" calcext:value-type="float">
            <text:p>8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11" calcext:value-type="float">
            <text:p>10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22.63" calcext:value-type="float">
            <text:p>122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180" calcext:value-type="float">
            <text:p>1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42.13" calcext:value-type="float">
            <text:p>42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37.49" calcext:value-type="float">
            <text:p>3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Marzo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Marzo</text:p>
          </table:table-cell>
          <table:table-cell office:value-type="float" office:value="1551.52" calcext:value-type="float">
            <text:p>1551.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office:value-type="float" office:value="364.16" calcext:value-type="float">
            <text:p>364.1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office:value-type="float" office:value="206.85" calcext:value-type="float">
            <text:p>206.85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office:value-type="float" office:value="34.75" calcext:value-type="float">
            <text:p>34.75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office:value-type="float" office:value="73.55" calcext:value-type="float">
            <text:p>73.55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office:value-type="float" office:value="324.81" calcext:value-type="float">
            <text:p>324.81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</table:table>
      <table:table table:name="2021-0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Baquerizo Davila Pablo Jonathan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88" calcext:value-type="float">
            <text:p>88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" calcext:value-type="percentage">
            <text:p>0.00 %</text:p>
          </table:table-cell>
          <table:table-cell table:style-name="ce50" office:value-type="float" office:value="0" calcext:value-type="float">
            <text:p>0.00</text:p>
          </table:table-cell>
          <table:table-cell table:style-name="ce50" table:formula="of:=[.F4]+[.G4]" office:value-type="float" office:value="88" calcext:value-type="float">
            <text:p>88.00</text:p>
          </table:table-cell>
          <table:table-cell table:style-name="ce50" table:formula="of:=[.K4]+[.L4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5]*0.1115" office:value-type="float" office:value="111.5" calcext:value-type="float">
            <text:p>111.50</text:p>
          </table:table-cell>
          <table:table-cell table:formula="of:=[.D5]*0.0945" office:value-type="float" office:value="94.5" calcext:value-type="float">
            <text:p>94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5]*[.J5]" office:value-type="float" office:value="10" calcext:value-type="float">
            <text:p>10.00</text:p>
          </table:table-cell>
          <table:table-cell table:formula="of:=[.F5]+[.G5]" office:value-type="float" office:value="206" calcext:value-type="float">
            <text:p>206.00</text:p>
          </table:table-cell>
          <table:table-cell table:formula="of:=[.K5]+[.L5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Cantos Rivadeneira Andres Martin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6]*0.1115" office:value-type="float" office:value="122.65" calcext:value-type="float">
            <text:p>122.65</text:p>
          </table:table-cell>
          <table:table-cell table:formula="of:=[.D6]*0.0945" office:value-type="float" office:value="103.95" calcext:value-type="float">
            <text:p>103.9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6]*[.J6]" office:value-type="float" office:value="11" calcext:value-type="float">
            <text:p>11.00</text:p>
          </table:table-cell>
          <table:table-cell table:formula="of:=[.F6]+[.G6]" office:value-type="float" office:value="226.6" calcext:value-type="float">
            <text:p>226.60</text:p>
          </table:table-cell>
          <table:table-cell table:formula="of:=[.K6]+[.L6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Centeno Villacrec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7]*0.1115" office:value-type="float" office:value="55.75" calcext:value-type="float">
            <text:p>55.75</text:p>
          </table:table-cell>
          <table:table-cell table:formula="of:=[.D7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7]*[.J7]" office:value-type="float" office:value="5" calcext:value-type="float">
            <text:p>5.00</text:p>
          </table:table-cell>
          <table:table-cell table:formula="of:=[.F7]+[.G7]" office:value-type="float" office:value="103" calcext:value-type="float">
            <text:p>103.00</text:p>
          </table:table-cell>
          <table:table-cell table:formula="of:=[.K7]+[.L7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Guzhñay Hidalgo Maria Auxiliador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formula="of:=[.D8]*0.1115" office:value-type="float" office:value="45.46524" calcext:value-type="float">
            <text:p>45.47</text:p>
          </table:table-cell>
          <table:table-cell table:formula="of:=[.D8]*0.0945" office:value-type="float" office:value="38.53332" calcext:value-type="float">
            <text:p>38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8]*[.J8]" office:value-type="float" office:value="4.0776" calcext:value-type="float">
            <text:p>4.08</text:p>
          </table:table-cell>
          <table:table-cell table:formula="of:=[.F8]+[.G8]" office:value-type="float" office:value="83.99856" calcext:value-type="float">
            <text:p>84.00</text:p>
          </table:table-cell>
          <table:table-cell table:formula="of:=[.K8]+[.L8]" office:value-type="float" office:value="88.0761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9]*0.1115" office:value-type="float" office:value="72.475" calcext:value-type="float">
            <text:p>72.48</text:p>
          </table:table-cell>
          <table:table-cell table:formula="of:=[.D9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9]*[.J9]" office:value-type="float" office:value="6.5" calcext:value-type="float">
            <text:p>6.50</text:p>
          </table:table-cell>
          <table:table-cell table:formula="of:=[.F9]+[.G9]" office:value-type="float" office:value="133.9" calcext:value-type="float">
            <text:p>133.90</text:p>
          </table:table-cell>
          <table:table-cell table:formula="of:=[.K9]+[.L9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505.8" calcext:value-type="float">
            <text:p>505.80</text:p>
          </table:table-cell>
          <table:table-cell table:style-name="ce54" office:value-type="float" office:value="30" calcext:value-type="float">
            <text:p>30</text:p>
          </table:table-cell>
          <table:table-cell table:formula="of:=[.D10]*0.1115" office:value-type="float" office:value="56.3967" calcext:value-type="float">
            <text:p>56.40</text:p>
          </table:table-cell>
          <table:table-cell table:formula="of:=[.D10]*0.0945" office:value-type="float" office:value="47.7981" calcext:value-type="float">
            <text:p>47.8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0]*[.J10]" office:value-type="float" office:value="5.058" calcext:value-type="float">
            <text:p>5.06</text:p>
          </table:table-cell>
          <table:table-cell table:formula="of:=[.F10]+[.G10]" office:value-type="float" office:value="104.1948" calcext:value-type="float">
            <text:p>104.19</text:p>
          </table:table-cell>
          <table:table-cell table:formula="of:=[.K10]+[.L10]" office:value-type="float" office:value="109.2528" calcext:value-type="float">
            <text:p>109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Ronquillo Moran Perfecto Isai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1]*0.1115" office:value-type="float" office:value="45.0906" calcext:value-type="float">
            <text:p>45.09</text:p>
          </table:table-cell>
          <table:table-cell table:formula="of:=[.D11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1]*[.J11]" office:value-type="float" office:value="4.044" calcext:value-type="float">
            <text:p>4.04</text:p>
          </table:table-cell>
          <table:table-cell table:formula="of:=[.F11]+[.G11]" office:value-type="float" office:value="83.3064" calcext:value-type="float">
            <text:p>83.31</text:p>
          </table:table-cell>
          <table:table-cell table:formula="of:=[.K11]+[.L11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450" calcext:value-type="float">
            <text:p>4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2]*0.1115" office:value-type="float" office:value="50.175" calcext:value-type="float">
            <text:p>50.18</text:p>
          </table:table-cell>
          <table:table-cell table:formula="of:=[.D12]*0.0945" office:value-type="float" office:value="42.525" calcext:value-type="float">
            <text:p>42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2]*[.J12]" office:value-type="float" office:value="4.5" calcext:value-type="float">
            <text:p>4.50</text:p>
          </table:table-cell>
          <table:table-cell table:formula="of:=[.F12]+[.G12]" office:value-type="float" office:value="92.7" calcext:value-type="float">
            <text:p>92.70</text:p>
          </table:table-cell>
          <table:table-cell table:formula="of:=[.K12]+[.L12]" office:value-type="float" office:value="97.2" calcext:value-type="float">
            <text:p>97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Viteri Vinces Irma Alexandr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3]*0.1115" office:value-type="float" office:value="72.475" calcext:value-type="float">
            <text:p>72.48</text:p>
          </table:table-cell>
          <table:table-cell table:formula="of:=[.D13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3]*[.J13]" office:value-type="float" office:value="6.5" calcext:value-type="float">
            <text:p>6.50</text:p>
          </table:table-cell>
          <table:table-cell table:formula="of:=[.F13]+[.G13]" office:value-type="float" office:value="133.9" calcext:value-type="float">
            <text:p>133.90</text:p>
          </table:table-cell>
          <table:table-cell table:formula="of:=[.K13]+[.L13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4]*0.1115" office:value-type="float" office:value="223" calcext:value-type="float">
            <text:p>223.00</text:p>
          </table:table-cell>
          <table:table-cell table:formula="of:=[.D14]*0.0945" office:value-type="float" office:value="189" calcext:value-type="float">
            <text:p>189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4]*[.J14]" office:value-type="float" office:value="20" calcext:value-type="float">
            <text:p>20.00</text:p>
          </table:table-cell>
          <table:table-cell table:formula="of:=[.F14]+[.G14]" office:value-type="float" office:value="412" calcext:value-type="float">
            <text:p>412.00</text:p>
          </table:table-cell>
          <table:table-cell table:formula="of:=[.K14]+[.L14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4])" office:value-type="float" office:value="8167.96" calcext:value-type="float">
            <text:p>8167.96</text:p>
          </table:table-cell>
          <table:table-cell table:style-name="ce51"/>
          <table:table-cell table:style-name="ce51" table:formula="of:=SUM([.F4:.F14])" office:value-type="float" office:value="854.97754" calcext:value-type="float">
            <text:p>854.98</text:p>
          </table:table-cell>
          <table:table-cell table:style-name="ce51" table:formula="of:=SUM([.G4:.G14])" office:value-type="float" office:value="812.62222" calcext:value-type="float">
            <text:p>812.62</text:p>
          </table:table-cell>
          <table:table-cell table:style-name="ce51" table:formula="of:=SUM([.H4:.H14])" office:value-type="float" office:value="0" calcext:value-type="float">
            <text:p>0.00</text:p>
          </table:table-cell>
          <table:table-cell table:style-name="ce51" table:formula="of:=SUM([.I4:.I14])" office:value-type="float" office:value="0" calcext:value-type="float">
            <text:p>0.00</text:p>
          </table:table-cell>
          <table:table-cell table:style-name="ce59"/>
          <table:table-cell table:style-name="ce51" table:formula="of:=SUM([.K4:.K14])" office:value-type="float" office:value="76.6796" calcext:value-type="float">
            <text:p>76.68</text:p>
          </table:table-cell>
          <table:table-cell table:style-name="ce51" table:formula="of:=SUM([.L4:.L14])" office:value-type="float" office:value="1667.59976" calcext:value-type="float">
            <text:p>1667.60</text:p>
          </table:table-cell>
          <table:table-cell table:style-name="ce51" table:formula="of:=SUM([.M4:.M14])" office:value-type="float" office:value="1744.27936" calcext:value-type="float">
            <text:p>1744.28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variacion de sueldo</text:p>
          </table:table-cell>
          <table:table-cell office:value-type="float" office:value="101.4" calcext:value-type="float">
            <text:p>101.40</text:p>
          </table:table-cell>
          <table:table-cell office:value-type="float" office:value="30" calcext:value-type="float">
            <text:p>30</text:p>
          </table:table-cell>
          <table:table-cell table:formula="of:=[.D23]*0.1115" office:value-type="float" office:value="11.3061" calcext:value-type="float">
            <text:p>11.31</text:p>
          </table:table-cell>
          <table:table-cell table:formula="of:=[.D23]*0.0945" office:value-type="float" office:value="9.5823" calcext:value-type="float">
            <text:p>9.5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3]*[.J23]" office:value-type="float" office:value="1.014" calcext:value-type="float">
            <text:p>1.01</text:p>
          </table:table-cell>
          <table:table-cell table:formula="of:=[.F23]+[.G23]" office:value-type="float" office:value="20.8884" calcext:value-type="float">
            <text:p>20.89</text:p>
          </table:table-cell>
          <table:table-cell table:formula="of:=[.K23]+[.L23]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3:.D23])" office:value-type="float" office:value="101.4" calcext:value-type="float">
            <text:p>101.40</text:p>
          </table:table-cell>
          <table:table-cell table:style-name="ce53" office:value-type="float" office:value="0" calcext:value-type="float">
            <text:p>0.00</text:p>
          </table:table-cell>
          <table:table-cell table:style-name="ce53" table:formula="of:=SUM([.F23:.F23])" office:value-type="float" office:value="11.3061" calcext:value-type="float">
            <text:p>11.31</text:p>
          </table:table-cell>
          <table:table-cell table:style-name="ce53" table:formula="of:=SUM([.G23:.G23])" office:value-type="float" office:value="9.5823" calcext:value-type="float">
            <text:p>9.58</text:p>
          </table:table-cell>
          <table:table-cell table:style-name="ce53" table:formula="of:=SUM([.H23:.H23])" office:value-type="float" office:value="0" calcext:value-type="float">
            <text:p>0.00</text:p>
          </table:table-cell>
          <table:table-cell table:style-name="ce53" table:formula="of:=SUM([.I23:.I23])" office:value-type="float" office:value="0" calcext:value-type="float">
            <text:p>0.00</text:p>
          </table:table-cell>
          <table:table-cell table:style-name="ce53"/>
          <table:table-cell table:style-name="ce53" table:formula="of:=SUM([.K23:.K23])" office:value-type="float" office:value="1.014" calcext:value-type="float">
            <text:p>1.01</text:p>
          </table:table-cell>
          <table:table-cell table:style-name="ce53" table:formula="of:=SUM([.L23:.L23])" office:value-type="float" office:value="20.8884" calcext:value-type="float">
            <text:p>20.89</text:p>
          </table:table-cell>
          <table:table-cell table:style-name="ce53" table:formula="of:=SUM([.M23:.M23])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Cantos Rivadeneira Andres Martin</text:p>
          </table:table-cell>
          <table:table-cell/>
          <table:table-cell office:value-type="float" office:value="364.16" calcext:value-type="float">
            <text:p>36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Guzhñay Hidalgo Maria Auxiliadora</text:p>
          </table:table-cell>
          <table:table-cell/>
          <table:table-cell office:value-type="float" office:value="206.84" calcext:value-type="float">
            <text:p>206.8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39:.D40])" office:value-type="float" office:value="571" calcext:value-type="float">
            <text:p>571.00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4.51" calcext:value-type="float">
            <text:p>34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30.09" calcext:value-type="float">
            <text:p>3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42.93" calcext:value-type="float">
            <text:p>42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123.58" calcext:value-type="float">
            <text:p>123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47:.D51])" office:value-type="float" office:value="432.33" calcext:value-type="float">
            <text:p>432.33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4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05.5" calcext:value-type="float">
            <text:p>50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4:.E23])" office:value-type="float" office:value="2960" calcext:value-type="float">
            <text:p>2,960.00</text:p>
          </table:table-cell>
          <table:table-cell table:style-name="ce66" table:formula="of:=[.E39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181.89" calcext:value-type="float">
            <text:p>181.89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3])" office:value-type="float" office:value="2996.33" calcext:value-type="float">
            <text:p>2,996.33</text:p>
          </table:table-cell>
          <table:table-cell table:style-name="ce66" table:formula="of:=[.E40]" office:value-type="float" office:value="1607.47" calcext:value-type="float">
            <text:p>1,6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42.75" calcext:value-type="float">
            <text:p>24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4:.E31])" office:value-type="float" office:value="521.77" calcext:value-type="float">
            <text:p>521.77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52.39" calcext:value-type="float">
            <text:p>52.39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18.57" calcext:value-type="float">
            <text:p>31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6478.1" calcext:value-type="float">
            <text:p>6,478.10</text:p>
          </table:table-cell>
          <table:table-cell table:style-name="ce67" table:formula="of:=SUM([.I4:.I6])" office:value-type="float" office:value="3407.47" calcext:value-type="float">
            <text:p>3,4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53.49" calcext:value-type="float">
            <text:p>253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227.47" calcext:value-type="float">
            <text:p>227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80.11" calcext:value-type="float">
            <text:p>8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11" calcext:value-type="float">
            <text:p>10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23.16" calcext:value-type="float">
            <text:p>123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180" calcext:value-type="float">
            <text:p>1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42.13" calcext:value-type="float">
            <text:p>42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37.49" calcext:value-type="float">
            <text:p>3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Abril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Abril</text:p>
          </table:table-cell>
          <table:table-cell office:value-type="float" office:value="1607.47" calcext:value-type="float">
            <text:p>1607.4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office:value-type="float" office:value="364.16" calcext:value-type="float">
            <text:p>364.1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office:value-type="float" office:value="206.84" calcext:value-type="float">
            <text:p>206.84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office:value-type="float" office:value="34.51" calcext:value-type="float">
            <text:p>34.51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office:value-type="float" office:value="73.02" calcext:value-type="float">
            <text:p>73.02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office:value-type="float" office:value="324.8" calcext:value-type="float">
            <text:p>324.8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</table:table>
      <table:table table:name="2021-0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Baquerizo Davila Pablo Jonathan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88" calcext:value-type="float">
            <text:p>88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" calcext:value-type="percentage">
            <text:p>0.00 %</text:p>
          </table:table-cell>
          <table:table-cell table:style-name="ce50" office:value-type="float" office:value="0" calcext:value-type="float">
            <text:p>0.00</text:p>
          </table:table-cell>
          <table:table-cell table:style-name="ce50" table:formula="of:=[.F4]+[.G4]" office:value-type="float" office:value="88" calcext:value-type="float">
            <text:p>88.00</text:p>
          </table:table-cell>
          <table:table-cell table:style-name="ce50" table:formula="of:=[.K4]+[.L4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Baquerizo Flores Joseph Andres</text:p>
          </table:table-cell>
          <table:table-cell/>
          <table:table-cell table:style-name="ce50" office:value-type="float" office:value="400" calcext:value-type="float">
            <text:p>400.00</text:p>
          </table:table-cell>
          <table:table-cell table:style-name="ce54" office:value-type="float" office:value="30" calcext:value-type="float">
            <text:p>30</text:p>
          </table:table-cell>
          <table:table-cell office:value-type="float" office:value="0" calcext:value-type="float">
            <text:p>0.00</text:p>
          </table:table-cell>
          <table:table-cell office:value-type="float" office:value="70.4" calcext:value-type="float">
            <text:p>70.4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" calcext:value-type="percentage">
            <text:p>0.00 %</text:p>
          </table:table-cell>
          <table:table-cell table:formula="of:=[.D5]*[.J5]" office:value-type="float" office:value="0" calcext:value-type="float">
            <text:p>0.00</text:p>
          </table:table-cell>
          <table:table-cell table:formula="of:=[.F5]+[.G5]" office:value-type="float" office:value="70.4" calcext:value-type="float">
            <text:p>70.40</text:p>
          </table:table-cell>
          <table:table-cell table:formula="of:=[.K5]+[.L5]" office:value-type="float" office:value="70.4" calcext:value-type="float">
            <text:p>7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6]*0.1115" office:value-type="float" office:value="111.5" calcext:value-type="float">
            <text:p>111.50</text:p>
          </table:table-cell>
          <table:table-cell table:formula="of:=[.D6]*0.0945" office:value-type="float" office:value="94.5" calcext:value-type="float">
            <text:p>94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6]*[.J6]" office:value-type="float" office:value="10" calcext:value-type="float">
            <text:p>10.00</text:p>
          </table:table-cell>
          <table:table-cell table:formula="of:=[.F6]+[.G6]" office:value-type="float" office:value="206" calcext:value-type="float">
            <text:p>206.00</text:p>
          </table:table-cell>
          <table:table-cell table:formula="of:=[.K6]+[.L6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Cantos Rivadeneira Andres Martin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7]*0.1115" office:value-type="float" office:value="122.65" calcext:value-type="float">
            <text:p>122.65</text:p>
          </table:table-cell>
          <table:table-cell table:formula="of:=[.D7]*0.0945" office:value-type="float" office:value="103.95" calcext:value-type="float">
            <text:p>103.9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7]*[.J7]" office:value-type="float" office:value="11" calcext:value-type="float">
            <text:p>11.00</text:p>
          </table:table-cell>
          <table:table-cell table:formula="of:=[.F7]+[.G7]" office:value-type="float" office:value="226.6" calcext:value-type="float">
            <text:p>226.60</text:p>
          </table:table-cell>
          <table:table-cell table:formula="of:=[.K7]+[.L7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Centeno Villacrec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8]*0.1115" office:value-type="float" office:value="55.75" calcext:value-type="float">
            <text:p>55.75</text:p>
          </table:table-cell>
          <table:table-cell table:formula="of:=[.D8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8]*[.J8]" office:value-type="float" office:value="5" calcext:value-type="float">
            <text:p>5.00</text:p>
          </table:table-cell>
          <table:table-cell table:formula="of:=[.F8]+[.G8]" office:value-type="float" office:value="103" calcext:value-type="float">
            <text:p>103.00</text:p>
          </table:table-cell>
          <table:table-cell table:formula="of:=[.K8]+[.L8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Guzhñay Hidalgo Maria Auxiliador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formula="of:=[.D9]*0.1115" office:value-type="float" office:value="45.46524" calcext:value-type="float">
            <text:p>45.47</text:p>
          </table:table-cell>
          <table:table-cell table:formula="of:=[.D9]*0.0945" office:value-type="float" office:value="38.53332" calcext:value-type="float">
            <text:p>38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9]*[.J9]" office:value-type="float" office:value="4.0776" calcext:value-type="float">
            <text:p>4.08</text:p>
          </table:table-cell>
          <table:table-cell table:formula="of:=[.F9]+[.G9]" office:value-type="float" office:value="83.99856" calcext:value-type="float">
            <text:p>84.00</text:p>
          </table:table-cell>
          <table:table-cell table:formula="of:=[.K9]+[.L9]" office:value-type="float" office:value="88.0761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0]*0.1115" office:value-type="float" office:value="72.475" calcext:value-type="float">
            <text:p>72.48</text:p>
          </table:table-cell>
          <table:table-cell table:formula="of:=[.D10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0]*[.J10]" office:value-type="float" office:value="6.5" calcext:value-type="float">
            <text:p>6.50</text:p>
          </table:table-cell>
          <table:table-cell table:formula="of:=[.F10]+[.G10]" office:value-type="float" office:value="133.9" calcext:value-type="float">
            <text:p>133.90</text:p>
          </table:table-cell>
          <table:table-cell table:formula="of:=[.K10]+[.L10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1]*0.1115" office:value-type="float" office:value="45.0906" calcext:value-type="float">
            <text:p>45.09</text:p>
          </table:table-cell>
          <table:table-cell table:formula="of:=[.D11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1]*[.J11]" office:value-type="float" office:value="4.044" calcext:value-type="float">
            <text:p>4.04</text:p>
          </table:table-cell>
          <table:table-cell table:formula="of:=[.F11]+[.G11]" office:value-type="float" office:value="83.3064" calcext:value-type="float">
            <text:p>83.31</text:p>
          </table:table-cell>
          <table:table-cell table:formula="of:=[.K11]+[.L11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Ronquillo Moran Perfecto Isai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2]*0.1115" office:value-type="float" office:value="45.0906" calcext:value-type="float">
            <text:p>45.09</text:p>
          </table:table-cell>
          <table:table-cell table:formula="of:=[.D12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2]*[.J12]" office:value-type="float" office:value="4.044" calcext:value-type="float">
            <text:p>4.04</text:p>
          </table:table-cell>
          <table:table-cell table:formula="of:=[.F12]+[.G12]" office:value-type="float" office:value="83.3064" calcext:value-type="float">
            <text:p>83.31</text:p>
          </table:table-cell>
          <table:table-cell table:formula="of:=[.K12]+[.L12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450" calcext:value-type="float">
            <text:p>4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3]*0.1115" office:value-type="float" office:value="50.175" calcext:value-type="float">
            <text:p>50.18</text:p>
          </table:table-cell>
          <table:table-cell table:formula="of:=[.D13]*0.0945" office:value-type="float" office:value="42.525" calcext:value-type="float">
            <text:p>42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3]*[.J13]" office:value-type="float" office:value="4.5" calcext:value-type="float">
            <text:p>4.50</text:p>
          </table:table-cell>
          <table:table-cell table:formula="of:=[.F13]+[.G13]" office:value-type="float" office:value="92.7" calcext:value-type="float">
            <text:p>92.70</text:p>
          </table:table-cell>
          <table:table-cell table:formula="of:=[.K13]+[.L13]" office:value-type="float" office:value="97.2" calcext:value-type="float">
            <text:p>97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Viteri Vinces Irma Alexandr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4]*0.1115" office:value-type="float" office:value="72.475" calcext:value-type="float">
            <text:p>72.48</text:p>
          </table:table-cell>
          <table:table-cell table:formula="of:=[.D14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4]*[.J14]" office:value-type="float" office:value="6.5" calcext:value-type="float">
            <text:p>6.50</text:p>
          </table:table-cell>
          <table:table-cell table:formula="of:=[.F14]+[.G14]" office:value-type="float" office:value="133.9" calcext:value-type="float">
            <text:p>133.90</text:p>
          </table:table-cell>
          <table:table-cell table:formula="of:=[.K14]+[.L14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5]*0.1115" office:value-type="float" office:value="223" calcext:value-type="float">
            <text:p>223.00</text:p>
          </table:table-cell>
          <table:table-cell table:formula="of:=[.D15]*0.0945" office:value-type="float" office:value="189" calcext:value-type="float">
            <text:p>189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5]*[.J15]" office:value-type="float" office:value="20" calcext:value-type="float">
            <text:p>20.00</text:p>
          </table:table-cell>
          <table:table-cell table:formula="of:=[.F15]+[.G15]" office:value-type="float" office:value="412" calcext:value-type="float">
            <text:p>412.00</text:p>
          </table:table-cell>
          <table:table-cell table:formula="of:=[.K15]+[.L15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5])" office:value-type="float" office:value="8466.56" calcext:value-type="float">
            <text:p>8466.56</text:p>
          </table:table-cell>
          <table:table-cell table:style-name="ce51"/>
          <table:table-cell table:style-name="ce51" table:formula="of:=SUM([.F4:.F15])" office:value-type="float" office:value="843.67144" calcext:value-type="float">
            <text:p>843.67</text:p>
          </table:table-cell>
          <table:table-cell table:style-name="ce51" table:formula="of:=SUM([.G4:.G15])" office:value-type="float" office:value="873.43992" calcext:value-type="float">
            <text:p>873.44</text:p>
          </table:table-cell>
          <table:table-cell table:style-name="ce51" table:formula="of:=SUM([.H4:.H15])" office:value-type="float" office:value="0" calcext:value-type="float">
            <text:p>0.00</text:p>
          </table:table-cell>
          <table:table-cell table:style-name="ce51" table:formula="of:=SUM([.I4:.I15])" office:value-type="float" office:value="0" calcext:value-type="float">
            <text:p>0.00</text:p>
          </table:table-cell>
          <table:table-cell table:style-name="ce59"/>
          <table:table-cell table:style-name="ce51" table:formula="of:=SUM([.K4:.K15])" office:value-type="float" office:value="75.6656" calcext:value-type="float">
            <text:p>75.67</text:p>
          </table:table-cell>
          <table:table-cell table:style-name="ce51" table:formula="of:=SUM([.L4:.L15])" office:value-type="float" office:value="1717.11136" calcext:value-type="float">
            <text:p>1717.11</text:p>
          </table:table-cell>
          <table:table-cell table:style-name="ce51" table:formula="of:=SUM([.M4:.M15])" office:value-type="float" office:value="1792.77696" calcext:value-type="float">
            <text:p>1792.78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variacion de sueldo</text:p>
          </table:table-cell>
          <table:table-cell office:value-type="float" office:value="101.4" calcext:value-type="float">
            <text:p>101.40</text:p>
          </table:table-cell>
          <table:table-cell office:value-type="float" office:value="30" calcext:value-type="float">
            <text:p>30</text:p>
          </table:table-cell>
          <table:table-cell table:formula="of:=[.D24]*0.1115" office:value-type="float" office:value="11.3061" calcext:value-type="float">
            <text:p>11.31</text:p>
          </table:table-cell>
          <table:table-cell table:formula="of:=[.D24]*0.0945" office:value-type="float" office:value="9.5823" calcext:value-type="float">
            <text:p>9.5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4]*[.J24]" office:value-type="float" office:value="1.014" calcext:value-type="float">
            <text:p>1.01</text:p>
          </table:table-cell>
          <table:table-cell table:formula="of:=[.F24]+[.G24]" office:value-type="float" office:value="20.8884" calcext:value-type="float">
            <text:p>20.89</text:p>
          </table:table-cell>
          <table:table-cell table:formula="of:=[.K24]+[.L24]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4:.D24])" office:value-type="float" office:value="101.4" calcext:value-type="float">
            <text:p>101.40</text:p>
          </table:table-cell>
          <table:table-cell table:style-name="ce53" office:value-type="float" office:value="0" calcext:value-type="float">
            <text:p>0.00</text:p>
          </table:table-cell>
          <table:table-cell table:style-name="ce53" table:formula="of:=SUM([.F24:.F24])" office:value-type="float" office:value="11.3061" calcext:value-type="float">
            <text:p>11.31</text:p>
          </table:table-cell>
          <table:table-cell table:style-name="ce53" table:formula="of:=SUM([.G24:.G24])" office:value-type="float" office:value="9.5823" calcext:value-type="float">
            <text:p>9.58</text:p>
          </table:table-cell>
          <table:table-cell table:style-name="ce53" table:formula="of:=SUM([.H24:.H24])" office:value-type="float" office:value="0" calcext:value-type="float">
            <text:p>0.00</text:p>
          </table:table-cell>
          <table:table-cell table:style-name="ce53" table:formula="of:=SUM([.I24:.I24])" office:value-type="float" office:value="0" calcext:value-type="float">
            <text:p>0.00</text:p>
          </table:table-cell>
          <table:table-cell table:style-name="ce53"/>
          <table:table-cell table:style-name="ce53" table:formula="of:=SUM([.K24:.K24])" office:value-type="float" office:value="1.014" calcext:value-type="float">
            <text:p>1.01</text:p>
          </table:table-cell>
          <table:table-cell table:style-name="ce53" table:formula="of:=SUM([.L24:.L24])" office:value-type="float" office:value="20.8884" calcext:value-type="float">
            <text:p>20.89</text:p>
          </table:table-cell>
          <table:table-cell table:style-name="ce53" table:formula="of:=SUM([.M24:.M24])" office:value-type="float" office:value="21.9024" calcext:value-type="float">
            <text:p>21.9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Cantos Rivadeneira Andres Martin</text:p>
          </table:table-cell>
          <table:table-cell/>
          <table:table-cell office:value-type="float" office:value="364.16" calcext:value-type="float">
            <text:p>36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Guzhñay Hidalgo Maria Auxiliadora</text:p>
          </table:table-cell>
          <table:table-cell/>
          <table:table-cell office:value-type="float" office:value="206.85" calcext:value-type="float">
            <text:p>206.8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40:.D41])" office:value-type="float" office:value="571.01" calcext:value-type="float">
            <text:p>571.0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4.27" calcext:value-type="float">
            <text:p>34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29.87" calcext:value-type="float">
            <text:p>29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42.62" calcext:value-type="float">
            <text:p>42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Viteri Vinces Irma Alexandr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3" table:formula="of:=SUM([.D48:.D52])" office:value-type="float" office:value="307.98" calcext:value-type="float">
            <text:p>307.98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5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55.5" calcext:value-type="float">
            <text:p>55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5:.E25])" office:value-type="float" office:value="3035" calcext:value-type="float">
            <text:p>3,035.00</text:p>
          </table:table-cell>
          <table:table-cell table:style-name="ce66" table:formula="of:=[.E41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231.89" calcext:value-type="float">
            <text:p>231.89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4])" office:value-type="float" office:value="3603.85" calcext:value-type="float">
            <text:p>3,603.85</text:p>
          </table:table-cell>
          <table:table-cell table:style-name="ce66" table:formula="of:=[.E42]" office:value-type="float" office:value="1663.42" calcext:value-type="float">
            <text:p>1,663.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92.75" calcext:value-type="float">
            <text:p>29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6:.E33])" office:value-type="float" office:value="521.77" calcext:value-type="float">
            <text:p>521.77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102.38" calcext:value-type="float">
            <text:p>102.38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68.57" calcext:value-type="float">
            <text:p>36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7160.62" calcext:value-type="float">
            <text:p>7,160.62</text:p>
          </table:table-cell>
          <table:table-cell table:style-name="ce67" table:formula="of:=SUM([.I4:.I6])" office:value-type="float" office:value="3463.42" calcext:value-type="float">
            <text:p>3,463.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11.91" calcext:value-type="float">
            <text:p>21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277.47" calcext:value-type="float">
            <text:p>277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253.69" calcext:value-type="float">
            <text:p>25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61" calcext:value-type="float">
            <text:p>106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querizo Flores Joseph</text:p>
          </table:table-cell>
          <table:table-cell office:value-type="string" calcext:value-type="string">
            <text:p>Segunda Quincena</text:p>
          </table:table-cell>
          <table:table-cell office:value-type="float" office:value="75" calcext:value-type="float">
            <text:p>7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73.69" calcext:value-type="float">
            <text:p>17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180" calcext:value-type="float">
            <text:p>1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querizo Flores Joseph</text:p>
          </table:table-cell>
          <table:table-cell office:value-type="string" calcext:value-type="string">
            <text:p>Primera Quincena</text:p>
          </table:table-cell>
          <table:table-cell office:value-type="float" office:value="75" calcext:value-type="float">
            <text:p>7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42.13" calcext:value-type="float">
            <text:p>42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37.49" calcext:value-type="float">
            <text:p>3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Mayo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Mayo</text:p>
          </table:table-cell>
          <table:table-cell office:value-type="float" office:value="1663.42" calcext:value-type="float">
            <text:p>1663.4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office:value-type="float" office:value="364.16" calcext:value-type="float">
            <text:p>364.1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office:value-type="float" office:value="206.85" calcext:value-type="float">
            <text:p>206.85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office:value-type="float" office:value="34.27" calcext:value-type="float">
            <text:p>34.27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office:value-type="float" office:value="72.49" calcext:value-type="float">
            <text:p>72.49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office:value-type="float" office:value="201.22" calcext:value-type="float">
            <text:p>201.22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</table:table>
      <table:table table:name="2021-05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Baquerizo Davila Pablo Jonathan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88" calcext:value-type="float">
            <text:p>88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" calcext:value-type="percentage">
            <text:p>0.00 %</text:p>
          </table:table-cell>
          <table:table-cell table:style-name="ce50" office:value-type="float" office:value="0" calcext:value-type="float">
            <text:p>0.00</text:p>
          </table:table-cell>
          <table:table-cell table:style-name="ce50" table:formula="of:=[.F4]+[.G4]" office:value-type="float" office:value="88" calcext:value-type="float">
            <text:p>88.00</text:p>
          </table:table-cell>
          <table:table-cell table:style-name="ce50" table:formula="of:=[.K4]+[.L4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Baquerizo Flores Joseph Andres</text:p>
          </table:table-cell>
          <table:table-cell/>
          <table:table-cell table:style-name="ce50" office:value-type="float" office:value="400" calcext:value-type="float">
            <text:p>400.00</text:p>
          </table:table-cell>
          <table:table-cell table:style-name="ce54" office:value-type="float" office:value="30" calcext:value-type="float">
            <text:p>30</text:p>
          </table:table-cell>
          <table:table-cell office:value-type="float" office:value="0" calcext:value-type="float">
            <text:p>0.00</text:p>
          </table:table-cell>
          <table:table-cell office:value-type="float" office:value="70.4" calcext:value-type="float">
            <text:p>70.4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" calcext:value-type="percentage">
            <text:p>0.00 %</text:p>
          </table:table-cell>
          <table:table-cell table:formula="of:=[.D5]*[.J5]" office:value-type="float" office:value="0" calcext:value-type="float">
            <text:p>0.00</text:p>
          </table:table-cell>
          <table:table-cell table:formula="of:=[.F5]+[.G5]" office:value-type="float" office:value="70.4" calcext:value-type="float">
            <text:p>70.40</text:p>
          </table:table-cell>
          <table:table-cell table:formula="of:=[.K5]+[.L5]" office:value-type="float" office:value="70.4" calcext:value-type="float">
            <text:p>7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6]*0.1115" office:value-type="float" office:value="111.5" calcext:value-type="float">
            <text:p>111.50</text:p>
          </table:table-cell>
          <table:table-cell table:formula="of:=[.D6]*0.0945" office:value-type="float" office:value="94.5" calcext:value-type="float">
            <text:p>94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6]*[.J6]" office:value-type="float" office:value="10" calcext:value-type="float">
            <text:p>10.00</text:p>
          </table:table-cell>
          <table:table-cell table:formula="of:=[.F6]+[.G6]" office:value-type="float" office:value="206" calcext:value-type="float">
            <text:p>206.00</text:p>
          </table:table-cell>
          <table:table-cell table:formula="of:=[.K6]+[.L6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Cantos Rivadeneira Andres Martin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7]*0.1115" office:value-type="float" office:value="122.65" calcext:value-type="float">
            <text:p>122.65</text:p>
          </table:table-cell>
          <table:table-cell table:formula="of:=[.D7]*0.0945" office:value-type="float" office:value="103.95" calcext:value-type="float">
            <text:p>103.9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7]*[.J7]" office:value-type="float" office:value="11" calcext:value-type="float">
            <text:p>11.00</text:p>
          </table:table-cell>
          <table:table-cell table:formula="of:=[.F7]+[.G7]" office:value-type="float" office:value="226.6" calcext:value-type="float">
            <text:p>226.60</text:p>
          </table:table-cell>
          <table:table-cell table:formula="of:=[.K7]+[.L7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Centeno Villacrec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8]*0.1115" office:value-type="float" office:value="55.75" calcext:value-type="float">
            <text:p>55.75</text:p>
          </table:table-cell>
          <table:table-cell table:formula="of:=[.D8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8]*[.J8]" office:value-type="float" office:value="5" calcext:value-type="float">
            <text:p>5.00</text:p>
          </table:table-cell>
          <table:table-cell table:formula="of:=[.F8]+[.G8]" office:value-type="float" office:value="103" calcext:value-type="float">
            <text:p>103.00</text:p>
          </table:table-cell>
          <table:table-cell table:formula="of:=[.K8]+[.L8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Guzhñay Hidalgo Maria Auxiliador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formula="of:=[.D9]*0.1115" office:value-type="float" office:value="45.46524" calcext:value-type="float">
            <text:p>45.47</text:p>
          </table:table-cell>
          <table:table-cell table:formula="of:=[.D9]*0.0945" office:value-type="float" office:value="38.53332" calcext:value-type="float">
            <text:p>38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9]*[.J9]" office:value-type="float" office:value="4.0776" calcext:value-type="float">
            <text:p>4.08</text:p>
          </table:table-cell>
          <table:table-cell table:formula="of:=[.F9]+[.G9]" office:value-type="float" office:value="83.99856" calcext:value-type="float">
            <text:p>84.00</text:p>
          </table:table-cell>
          <table:table-cell table:formula="of:=[.K9]+[.L9]" office:value-type="float" office:value="88.0761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0]*0.1115" office:value-type="float" office:value="72.475" calcext:value-type="float">
            <text:p>72.48</text:p>
          </table:table-cell>
          <table:table-cell table:formula="of:=[.D10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0]*[.J10]" office:value-type="float" office:value="6.5" calcext:value-type="float">
            <text:p>6.50</text:p>
          </table:table-cell>
          <table:table-cell table:formula="of:=[.F10]+[.G10]" office:value-type="float" office:value="133.9" calcext:value-type="float">
            <text:p>133.90</text:p>
          </table:table-cell>
          <table:table-cell table:formula="of:=[.K10]+[.L10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1]*0.1115" office:value-type="float" office:value="45.0906" calcext:value-type="float">
            <text:p>45.09</text:p>
          </table:table-cell>
          <table:table-cell table:formula="of:=[.D11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1]*[.J11]" office:value-type="float" office:value="4.044" calcext:value-type="float">
            <text:p>4.04</text:p>
          </table:table-cell>
          <table:table-cell table:formula="of:=[.F11]+[.G11]" office:value-type="float" office:value="83.3064" calcext:value-type="float">
            <text:p>83.31</text:p>
          </table:table-cell>
          <table:table-cell table:formula="of:=[.K11]+[.L11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Ronquillo Moran Perfecto Isai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2]*0.1115" office:value-type="float" office:value="45.0906" calcext:value-type="float">
            <text:p>45.09</text:p>
          </table:table-cell>
          <table:table-cell table:formula="of:=[.D12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2]*[.J12]" office:value-type="float" office:value="4.044" calcext:value-type="float">
            <text:p>4.04</text:p>
          </table:table-cell>
          <table:table-cell table:formula="of:=[.F12]+[.G12]" office:value-type="float" office:value="83.3064" calcext:value-type="float">
            <text:p>83.31</text:p>
          </table:table-cell>
          <table:table-cell table:formula="of:=[.K12]+[.L12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450" calcext:value-type="float">
            <text:p>4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3]*0.1115" office:value-type="float" office:value="50.175" calcext:value-type="float">
            <text:p>50.18</text:p>
          </table:table-cell>
          <table:table-cell table:formula="of:=[.D13]*0.0945" office:value-type="float" office:value="42.525" calcext:value-type="float">
            <text:p>42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3]*[.J13]" office:value-type="float" office:value="4.5" calcext:value-type="float">
            <text:p>4.50</text:p>
          </table:table-cell>
          <table:table-cell table:formula="of:=[.F13]+[.G13]" office:value-type="float" office:value="92.7" calcext:value-type="float">
            <text:p>92.70</text:p>
          </table:table-cell>
          <table:table-cell table:formula="of:=[.K13]+[.L13]" office:value-type="float" office:value="97.2" calcext:value-type="float">
            <text:p>97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Viteri Vinces Irma Alexandr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4]*0.1115" office:value-type="float" office:value="72.475" calcext:value-type="float">
            <text:p>72.48</text:p>
          </table:table-cell>
          <table:table-cell table:formula="of:=[.D14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4]*[.J14]" office:value-type="float" office:value="6.5" calcext:value-type="float">
            <text:p>6.50</text:p>
          </table:table-cell>
          <table:table-cell table:formula="of:=[.F14]+[.G14]" office:value-type="float" office:value="133.9" calcext:value-type="float">
            <text:p>133.90</text:p>
          </table:table-cell>
          <table:table-cell table:formula="of:=[.K14]+[.L14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5]*0.1115" office:value-type="float" office:value="223" calcext:value-type="float">
            <text:p>223.00</text:p>
          </table:table-cell>
          <table:table-cell table:formula="of:=[.D15]*0.0945" office:value-type="float" office:value="189" calcext:value-type="float">
            <text:p>189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5]*[.J15]" office:value-type="float" office:value="20" calcext:value-type="float">
            <text:p>20.00</text:p>
          </table:table-cell>
          <table:table-cell table:formula="of:=[.F15]+[.G15]" office:value-type="float" office:value="412" calcext:value-type="float">
            <text:p>412.00</text:p>
          </table:table-cell>
          <table:table-cell table:formula="of:=[.K15]+[.L15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5])" office:value-type="float" office:value="8466.56" calcext:value-type="float">
            <text:p>8466.56</text:p>
          </table:table-cell>
          <table:table-cell table:style-name="ce51"/>
          <table:table-cell table:style-name="ce51" table:formula="of:=SUM([.F4:.F15])" office:value-type="float" office:value="843.67144" calcext:value-type="float">
            <text:p>843.67</text:p>
          </table:table-cell>
          <table:table-cell table:style-name="ce51" table:formula="of:=SUM([.G4:.G15])" office:value-type="float" office:value="873.43992" calcext:value-type="float">
            <text:p>873.44</text:p>
          </table:table-cell>
          <table:table-cell table:style-name="ce51" table:formula="of:=SUM([.H4:.H15])" office:value-type="float" office:value="0" calcext:value-type="float">
            <text:p>0.00</text:p>
          </table:table-cell>
          <table:table-cell table:style-name="ce51" table:formula="of:=SUM([.I4:.I15])" office:value-type="float" office:value="0" calcext:value-type="float">
            <text:p>0.00</text:p>
          </table:table-cell>
          <table:table-cell table:style-name="ce59"/>
          <table:table-cell table:style-name="ce51" table:formula="of:=SUM([.K4:.K15])" office:value-type="float" office:value="75.6656" calcext:value-type="float">
            <text:p>75.67</text:p>
          </table:table-cell>
          <table:table-cell table:style-name="ce51" table:formula="of:=SUM([.L4:.L15])" office:value-type="float" office:value="1717.11136" calcext:value-type="float">
            <text:p>1717.11</text:p>
          </table:table-cell>
          <table:table-cell table:style-name="ce51" table:formula="of:=SUM([.M4:.M15])" office:value-type="float" office:value="1792.77696" calcext:value-type="float">
            <text:p>1792.78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variacion de sueldo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24]*0.1115" office:value-type="float" office:value="0" calcext:value-type="float">
            <text:p>0.00</text:p>
          </table:table-cell>
          <table:table-cell table:formula="of:=[.D24]*0.0945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4]*[.J24]" office:value-type="float" office:value="0" calcext:value-type="float">
            <text:p>0.00</text:p>
          </table:table-cell>
          <table:table-cell table:formula="of:=[.F24]+[.G24]" office:value-type="float" office:value="0" calcext:value-type="float">
            <text:p>0.00</text:p>
          </table:table-cell>
          <table:table-cell table:formula="of:=[.K24]+[.L2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4:.D24])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3" table:formula="of:=SUM([.F24:.F24])" office:value-type="float" office:value="0" calcext:value-type="float">
            <text:p>0.00</text:p>
          </table:table-cell>
          <table:table-cell table:style-name="ce53" table:formula="of:=SUM([.G24:.G24])" office:value-type="float" office:value="0" calcext:value-type="float">
            <text:p>0.00</text:p>
          </table:table-cell>
          <table:table-cell table:style-name="ce53" table:formula="of:=SUM([.H24:.H24])" office:value-type="float" office:value="0" calcext:value-type="float">
            <text:p>0.00</text:p>
          </table:table-cell>
          <table:table-cell table:style-name="ce53" table:formula="of:=SUM([.I24:.I24])" office:value-type="float" office:value="0" calcext:value-type="float">
            <text:p>0.00</text:p>
          </table:table-cell>
          <table:table-cell table:style-name="ce53"/>
          <table:table-cell table:style-name="ce53" table:formula="of:=SUM([.K24:.K24])" office:value-type="float" office:value="0" calcext:value-type="float">
            <text:p>0.00</text:p>
          </table:table-cell>
          <table:table-cell table:style-name="ce53" table:formula="of:=SUM([.L24:.L24])" office:value-type="float" office:value="0" calcext:value-type="float">
            <text:p>0.00</text:p>
          </table:table-cell>
          <table:table-cell table:style-name="ce53" table:formula="of:=SUM([.M24:.M24])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Cantos Rivadeneira Andres Martin</text:p>
          </table:table-cell>
          <table:table-cell/>
          <table:table-cell office:value-type="float" office:value="364.16" calcext:value-type="float">
            <text:p>36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Guzhñay Hidalgo Maria Auxiliadora</text:p>
          </table:table-cell>
          <table:table-cell/>
          <table:table-cell office:value-type="float" office:value="206.85" calcext:value-type="float">
            <text:p>206.8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40:.D41])" office:value-type="float" office:value="571.01" calcext:value-type="float">
            <text:p>571.0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4.04" calcext:value-type="float">
            <text:p>34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29.65" calcext:value-type="float">
            <text:p>29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42.31" calcext:value-type="float">
            <text:p>42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Viteri Vinces Irma Alexandr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3" table:formula="of:=SUM([.D48:.D52])" office:value-type="float" office:value="307.22" calcext:value-type="float">
            <text:p>307.22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6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55.5" calcext:value-type="float">
            <text:p>55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4:.E23])" office:value-type="float" office:value="2960" calcext:value-type="float">
            <text:p>2,960.00</text:p>
          </table:table-cell>
          <table:table-cell table:style-name="ce66" table:formula="of:=[.E39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231.89" calcext:value-type="float">
            <text:p>231.89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3])" office:value-type="float" office:value="3529.61" calcext:value-type="float">
            <text:p>3,529.61</text:p>
          </table:table-cell>
          <table:table-cell table:style-name="ce66" table:formula="of:=[.E40]" office:value-type="float" office:value="1551.52" calcext:value-type="float">
            <text:p>1,551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92.75" calcext:value-type="float">
            <text:p>29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4:.E31])" office:value-type="float" office:value="513.33" calcext:value-type="float">
            <text:p>513.33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102.38" calcext:value-type="float">
            <text:p>102.38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68.57" calcext:value-type="float">
            <text:p>36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7002.94" calcext:value-type="float">
            <text:p>7,002.94</text:p>
          </table:table-cell>
          <table:table-cell table:style-name="ce67" table:formula="of:=SUM([.I4:.I6])" office:value-type="float" office:value="3351.52" calcext:value-type="float">
            <text:p>3,351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12.14" calcext:value-type="float">
            <text:p>212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277.47" calcext:value-type="float">
            <text:p>277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253.69" calcext:value-type="float">
            <text:p>25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61" calcext:value-type="float">
            <text:p>106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74.22" calcext:value-type="float">
            <text:p>174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180" calcext:value-type="float">
            <text:p>1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33.69" calcext:value-type="float">
            <text:p>3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37.49" calcext:value-type="float">
            <text:p>3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Junio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Junio</text:p>
          </table:table-cell>
          <table:table-cell office:value-type="float" office:value="1551.52" calcext:value-type="float">
            <text:p>1551.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office:value-type="float" office:value="364.16" calcext:value-type="float">
            <text:p>364.1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office:value-type="float" office:value="206.85" calcext:value-type="float">
            <text:p>206.85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office:value-type="float" office:value="34.04" calcext:value-type="float">
            <text:p>34.04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office:value-type="float" office:value="71.96" calcext:value-type="float">
            <text:p>71.9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office:value-type="float" office:value="201.22" calcext:value-type="float">
            <text:p>201.22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</table:table>
      <table:table table:name="2021-0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Baquerizo Davila Pablo Jonathan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88" calcext:value-type="float">
            <text:p>88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" calcext:value-type="percentage">
            <text:p>0.00 %</text:p>
          </table:table-cell>
          <table:table-cell table:style-name="ce50" office:value-type="float" office:value="0" calcext:value-type="float">
            <text:p>0.00</text:p>
          </table:table-cell>
          <table:table-cell table:style-name="ce50" table:formula="of:=[.F4]+[.G4]" office:value-type="float" office:value="88" calcext:value-type="float">
            <text:p>88.00</text:p>
          </table:table-cell>
          <table:table-cell table:style-name="ce50" table:formula="of:=[.K4]+[.L4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5]*0.1115" office:value-type="float" office:value="111.5" calcext:value-type="float">
            <text:p>111.50</text:p>
          </table:table-cell>
          <table:table-cell table:formula="of:=[.D5]*0.0945" office:value-type="float" office:value="94.5" calcext:value-type="float">
            <text:p>94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5]*[.J5]" office:value-type="float" office:value="10" calcext:value-type="float">
            <text:p>10.00</text:p>
          </table:table-cell>
          <table:table-cell table:formula="of:=[.F5]+[.G5]" office:value-type="float" office:value="206" calcext:value-type="float">
            <text:p>206.00</text:p>
          </table:table-cell>
          <table:table-cell table:formula="of:=[.K5]+[.L5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Cantos Rivadeneira Andres Martin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6]*0.1115" office:value-type="float" office:value="122.65" calcext:value-type="float">
            <text:p>122.65</text:p>
          </table:table-cell>
          <table:table-cell table:formula="of:=[.D6]*0.0945" office:value-type="float" office:value="103.95" calcext:value-type="float">
            <text:p>103.9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6]*[.J6]" office:value-type="float" office:value="11" calcext:value-type="float">
            <text:p>11.00</text:p>
          </table:table-cell>
          <table:table-cell table:formula="of:=[.F6]+[.G6]" office:value-type="float" office:value="226.6" calcext:value-type="float">
            <text:p>226.60</text:p>
          </table:table-cell>
          <table:table-cell table:formula="of:=[.K6]+[.L6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Centeno Villacrec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7]*0.1115" office:value-type="float" office:value="55.75" calcext:value-type="float">
            <text:p>55.75</text:p>
          </table:table-cell>
          <table:table-cell table:formula="of:=[.D7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7]*[.J7]" office:value-type="float" office:value="5" calcext:value-type="float">
            <text:p>5.00</text:p>
          </table:table-cell>
          <table:table-cell table:formula="of:=[.F7]+[.G7]" office:value-type="float" office:value="103" calcext:value-type="float">
            <text:p>103.00</text:p>
          </table:table-cell>
          <table:table-cell table:formula="of:=[.K7]+[.L7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Guzhñay Hidalgo Maria Auxiliador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formula="of:=[.D8]*0.1115" office:value-type="float" office:value="45.46524" calcext:value-type="float">
            <text:p>45.47</text:p>
          </table:table-cell>
          <table:table-cell table:formula="of:=[.D8]*0.0945" office:value-type="float" office:value="38.53332" calcext:value-type="float">
            <text:p>38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8]*[.J8]" office:value-type="float" office:value="4.0776" calcext:value-type="float">
            <text:p>4.08</text:p>
          </table:table-cell>
          <table:table-cell table:formula="of:=[.F8]+[.G8]" office:value-type="float" office:value="83.99856" calcext:value-type="float">
            <text:p>84.00</text:p>
          </table:table-cell>
          <table:table-cell table:formula="of:=[.K8]+[.L8]" office:value-type="float" office:value="88.0761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9]*0.1115" office:value-type="float" office:value="72.475" calcext:value-type="float">
            <text:p>72.48</text:p>
          </table:table-cell>
          <table:table-cell table:formula="of:=[.D9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9]*[.J9]" office:value-type="float" office:value="6.5" calcext:value-type="float">
            <text:p>6.50</text:p>
          </table:table-cell>
          <table:table-cell table:formula="of:=[.F9]+[.G9]" office:value-type="float" office:value="133.9" calcext:value-type="float">
            <text:p>133.90</text:p>
          </table:table-cell>
          <table:table-cell table:formula="of:=[.K9]+[.L9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0]*0.1115" office:value-type="float" office:value="45.0906" calcext:value-type="float">
            <text:p>45.09</text:p>
          </table:table-cell>
          <table:table-cell table:formula="of:=[.D10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0]*[.J10]" office:value-type="float" office:value="4.044" calcext:value-type="float">
            <text:p>4.04</text:p>
          </table:table-cell>
          <table:table-cell table:formula="of:=[.F10]+[.G10]" office:value-type="float" office:value="83.3064" calcext:value-type="float">
            <text:p>83.31</text:p>
          </table:table-cell>
          <table:table-cell table:formula="of:=[.K10]+[.L10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Ronquillo Moran Perfecto Isai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1]*0.1115" office:value-type="float" office:value="45.0906" calcext:value-type="float">
            <text:p>45.09</text:p>
          </table:table-cell>
          <table:table-cell table:formula="of:=[.D11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1]*[.J11]" office:value-type="float" office:value="4.044" calcext:value-type="float">
            <text:p>4.04</text:p>
          </table:table-cell>
          <table:table-cell table:formula="of:=[.F11]+[.G11]" office:value-type="float" office:value="83.3064" calcext:value-type="float">
            <text:p>83.31</text:p>
          </table:table-cell>
          <table:table-cell table:formula="of:=[.K11]+[.L11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450" calcext:value-type="float">
            <text:p>4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2]*0.1115" office:value-type="float" office:value="50.175" calcext:value-type="float">
            <text:p>50.18</text:p>
          </table:table-cell>
          <table:table-cell table:formula="of:=[.D12]*0.0945" office:value-type="float" office:value="42.525" calcext:value-type="float">
            <text:p>42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2]*[.J12]" office:value-type="float" office:value="4.5" calcext:value-type="float">
            <text:p>4.50</text:p>
          </table:table-cell>
          <table:table-cell table:formula="of:=[.F12]+[.G12]" office:value-type="float" office:value="92.7" calcext:value-type="float">
            <text:p>92.70</text:p>
          </table:table-cell>
          <table:table-cell table:formula="of:=[.K12]+[.L12]" office:value-type="float" office:value="97.2" calcext:value-type="float">
            <text:p>97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Viteri Vinces Irma Alexandr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3]*0.1115" office:value-type="float" office:value="72.475" calcext:value-type="float">
            <text:p>72.48</text:p>
          </table:table-cell>
          <table:table-cell table:formula="of:=[.D13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3]*[.J13]" office:value-type="float" office:value="6.5" calcext:value-type="float">
            <text:p>6.50</text:p>
          </table:table-cell>
          <table:table-cell table:formula="of:=[.F13]+[.G13]" office:value-type="float" office:value="133.9" calcext:value-type="float">
            <text:p>133.90</text:p>
          </table:table-cell>
          <table:table-cell table:formula="of:=[.K13]+[.L13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4]*0.1115" office:value-type="float" office:value="223" calcext:value-type="float">
            <text:p>223.00</text:p>
          </table:table-cell>
          <table:table-cell table:formula="of:=[.D14]*0.0945" office:value-type="float" office:value="189" calcext:value-type="float">
            <text:p>189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4]*[.J14]" office:value-type="float" office:value="20" calcext:value-type="float">
            <text:p>20.00</text:p>
          </table:table-cell>
          <table:table-cell table:formula="of:=[.F14]+[.G14]" office:value-type="float" office:value="412" calcext:value-type="float">
            <text:p>412.00</text:p>
          </table:table-cell>
          <table:table-cell table:formula="of:=[.K14]+[.L14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4])" office:value-type="float" office:value="8066.56" calcext:value-type="float">
            <text:p>8066.56</text:p>
          </table:table-cell>
          <table:table-cell table:style-name="ce51"/>
          <table:table-cell table:style-name="ce51" table:formula="of:=SUM([.F4:.F14])" office:value-type="float" office:value="843.67144" calcext:value-type="float">
            <text:p>843.67</text:p>
          </table:table-cell>
          <table:table-cell table:style-name="ce51" table:formula="of:=SUM([.G4:.G14])" office:value-type="float" office:value="803.03992" calcext:value-type="float">
            <text:p>803.04</text:p>
          </table:table-cell>
          <table:table-cell table:style-name="ce51" table:formula="of:=SUM([.H4:.H14])" office:value-type="float" office:value="0" calcext:value-type="float">
            <text:p>0.00</text:p>
          </table:table-cell>
          <table:table-cell table:style-name="ce51" table:formula="of:=SUM([.I4:.I14])" office:value-type="float" office:value="0" calcext:value-type="float">
            <text:p>0.00</text:p>
          </table:table-cell>
          <table:table-cell table:style-name="ce59"/>
          <table:table-cell table:style-name="ce51" table:formula="of:=SUM([.K4:.K14])" office:value-type="float" office:value="75.6656" calcext:value-type="float">
            <text:p>75.67</text:p>
          </table:table-cell>
          <table:table-cell table:style-name="ce51" table:formula="of:=SUM([.L4:.L14])" office:value-type="float" office:value="1646.71136" calcext:value-type="float">
            <text:p>1646.71</text:p>
          </table:table-cell>
          <table:table-cell table:style-name="ce51" table:formula="of:=SUM([.M4:.M14])" office:value-type="float" office:value="1722.37696" calcext:value-type="float">
            <text:p>1722.38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variacion de sueldo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23]*0.1115" office:value-type="float" office:value="0" calcext:value-type="float">
            <text:p>0.00</text:p>
          </table:table-cell>
          <table:table-cell table:formula="of:=[.D23]*0.0945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3]*[.J23]" office:value-type="float" office:value="0" calcext:value-type="float">
            <text:p>0.00</text:p>
          </table:table-cell>
          <table:table-cell table:formula="of:=[.F23]+[.G23]" office:value-type="float" office:value="0" calcext:value-type="float">
            <text:p>0.00</text:p>
          </table:table-cell>
          <table:table-cell table:formula="of:=[.K23]+[.L2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3:.D23])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3" table:formula="of:=SUM([.F23:.F23])" office:value-type="float" office:value="0" calcext:value-type="float">
            <text:p>0.00</text:p>
          </table:table-cell>
          <table:table-cell table:style-name="ce53" table:formula="of:=SUM([.G23:.G23])" office:value-type="float" office:value="0" calcext:value-type="float">
            <text:p>0.00</text:p>
          </table:table-cell>
          <table:table-cell table:style-name="ce53" table:formula="of:=SUM([.H23:.H23])" office:value-type="float" office:value="0" calcext:value-type="float">
            <text:p>0.00</text:p>
          </table:table-cell>
          <table:table-cell table:style-name="ce53" table:formula="of:=SUM([.I23:.I23])" office:value-type="float" office:value="0" calcext:value-type="float">
            <text:p>0.00</text:p>
          </table:table-cell>
          <table:table-cell table:style-name="ce53"/>
          <table:table-cell table:style-name="ce53" table:formula="of:=SUM([.K23:.K23])" office:value-type="float" office:value="0" calcext:value-type="float">
            <text:p>0.00</text:p>
          </table:table-cell>
          <table:table-cell table:style-name="ce53" table:formula="of:=SUM([.L23:.L23])" office:value-type="float" office:value="0" calcext:value-type="float">
            <text:p>0.00</text:p>
          </table:table-cell>
          <table:table-cell table:style-name="ce53" table:formula="of:=SUM([.M23:.M23])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Cantos Rivadeneira Andres Martin</text:p>
          </table:table-cell>
          <table:table-cell/>
          <table:table-cell office:value-type="float" office:value="364.16" calcext:value-type="float">
            <text:p>36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Guzhñay Hidalgo Maria Auxiliadora</text:p>
          </table:table-cell>
          <table:table-cell/>
          <table:table-cell office:value-type="float" office:value="206.85" calcext:value-type="float">
            <text:p>206.8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39:.D40])" office:value-type="float" office:value="571.01" calcext:value-type="float">
            <text:p>571.0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3.8" calcext:value-type="float">
            <text:p>33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42" calcext:value-type="float">
            <text:p>4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29.44" calcext:value-type="float">
            <text:p>29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Viteri Vinces Irma Alexandr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3" table:formula="of:=SUM([.D47:.D51])" office:value-type="float" office:value="306.46" calcext:value-type="float">
            <text:p>306.46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7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55.5" calcext:value-type="float">
            <text:p>55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4:.E23])" office:value-type="float" office:value="3020" calcext:value-type="float">
            <text:p>3,020.00</text:p>
          </table:table-cell>
          <table:table-cell table:style-name="ce66" table:formula="of:=[.E39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231.89" calcext:value-type="float">
            <text:p>231.89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3])" office:value-type="float" office:value="3602.22" calcext:value-type="float">
            <text:p>3,602.22</text:p>
          </table:table-cell>
          <table:table-cell table:style-name="ce66" table:formula="of:=[.E40]" office:value-type="float" office:value="1607.47" calcext:value-type="float">
            <text:p>1,6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92.75" calcext:value-type="float">
            <text:p>29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4:.E31])" office:value-type="float" office:value="513.33" calcext:value-type="float">
            <text:p>513.33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102.38" calcext:value-type="float">
            <text:p>102.38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68.57" calcext:value-type="float">
            <text:p>36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7135.55" calcext:value-type="float">
            <text:p>7,135.55</text:p>
          </table:table-cell>
          <table:table-cell table:style-name="ce67" table:formula="of:=SUM([.I4:.I6])" office:value-type="float" office:value="3407.47" calcext:value-type="float">
            <text:p>3,4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58.95" calcext:value-type="float">
            <text:p>258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302.75" calcext:value-type="float">
            <text:p>30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253.69" calcext:value-type="float">
            <text:p>25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61" calcext:value-type="float">
            <text:p>106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74.74" calcext:value-type="float">
            <text:p>174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33.69" calcext:value-type="float">
            <text:p>3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37.49" calcext:value-type="float">
            <text:p>3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Julio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Julio</text:p>
          </table:table-cell>
          <table:table-cell office:value-type="float" office:value="1607.47" calcext:value-type="float">
            <text:p>1607.4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office:value-type="float" office:value="364.16" calcext:value-type="float">
            <text:p>364.1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office:value-type="float" office:value="206.85" calcext:value-type="float">
            <text:p>206.85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office:value-type="float" office:value="33.8" calcext:value-type="float">
            <text:p>33.8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office:value-type="float" office:value="71.44" calcext:value-type="float">
            <text:p>71.44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office:value-type="float" office:value="201.22" calcext:value-type="float">
            <text:p>201.22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</table:table>
      <table:table table:name="2021-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number-columns-repeated="4" table:default-cell-style-name="ce52"/>
        <table:table-column table:style-name="co1" table:default-cell-style-name="Default"/>
        <table:table-column table:style-name="co1" table:number-columns-repeated="3" table:default-cell-style-name="ce52"/>
        <table:table-column table:style-name="co1" table:number-columns-repeated="1010" table:default-cell-style-name="Default"/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Consolidado de Planillas</text:p>
          </table:table-cell>
          <table:table-cell table:number-columns-repeated="2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style-name="ce55" office:value-type="string" calcext:value-type="string">
            <text:p>Total Aporte</text:p>
          </table:table-cell>
          <table:table-cell table:style-name="ce55" office:value-type="string" calcext:value-type="string">
            <text:p>Total a Pagar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Baquerizo Davila Pablo Jonathan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88" calcext:value-type="float">
            <text:p>88.00</text:p>
          </table:table-cell>
          <table:table-cell table:number-columns-repeated="2" table:style-name="ce50" office:value-type="float" office:value="0" calcext:value-type="float">
            <text:p>0.00</text:p>
          </table:table-cell>
          <table:table-cell table:style-name="ce58" office:value-type="percentage" office:value="0" calcext:value-type="percentage">
            <text:p>0.00 %</text:p>
          </table:table-cell>
          <table:table-cell table:style-name="ce50" office:value-type="float" office:value="0" calcext:value-type="float">
            <text:p>0.00</text:p>
          </table:table-cell>
          <table:table-cell table:style-name="ce50" table:formula="of:=[.F4]+[.G4]" office:value-type="float" office:value="88" calcext:value-type="float">
            <text:p>88.00</text:p>
          </table:table-cell>
          <table:table-cell table:style-name="ce50" table:formula="of:=[.K4]+[.L4]" office:value-type="float" office:value="88" calcext:value-type="float">
            <text:p>8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Bravo Moreira Jose Alfredo</text:p>
          </table:table-cell>
          <table:table-cell/>
          <table:table-cell table:style-name="ce50" office:value-type="float" office:value="1000" calcext:value-type="float">
            <text:p>1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5]*0.1115" office:value-type="float" office:value="111.5" calcext:value-type="float">
            <text:p>111.50</text:p>
          </table:table-cell>
          <table:table-cell table:formula="of:=[.D5]*0.0945" office:value-type="float" office:value="94.5" calcext:value-type="float">
            <text:p>94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5]*[.J5]" office:value-type="float" office:value="10" calcext:value-type="float">
            <text:p>10.00</text:p>
          </table:table-cell>
          <table:table-cell table:formula="of:=[.F5]+[.G5]" office:value-type="float" office:value="206" calcext:value-type="float">
            <text:p>206.00</text:p>
          </table:table-cell>
          <table:table-cell table:formula="of:=[.K5]+[.L5]" office:value-type="float" office:value="216" calcext:value-type="float">
            <text:p>2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Cantos Rivadeneira Andres Martin</text:p>
          </table:table-cell>
          <table:table-cell/>
          <table:table-cell table:style-name="ce50" office:value-type="float" office:value="1100" calcext:value-type="float">
            <text:p>11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6]*0.1115" office:value-type="float" office:value="122.65" calcext:value-type="float">
            <text:p>122.65</text:p>
          </table:table-cell>
          <table:table-cell table:formula="of:=[.D6]*0.0945" office:value-type="float" office:value="103.95" calcext:value-type="float">
            <text:p>103.9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6]*[.J6]" office:value-type="float" office:value="11" calcext:value-type="float">
            <text:p>11.00</text:p>
          </table:table-cell>
          <table:table-cell table:formula="of:=[.F6]+[.G6]" office:value-type="float" office:value="226.6" calcext:value-type="float">
            <text:p>226.60</text:p>
          </table:table-cell>
          <table:table-cell table:formula="of:=[.K6]+[.L6]" office:value-type="float" office:value="237.6" calcext:value-type="float">
            <text:p>23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Centeno Villacreces Francisco Javier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7]*0.1115" office:value-type="float" office:value="55.75" calcext:value-type="float">
            <text:p>55.75</text:p>
          </table:table-cell>
          <table:table-cell table:formula="of:=[.D7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7]*[.J7]" office:value-type="float" office:value="5" calcext:value-type="float">
            <text:p>5.00</text:p>
          </table:table-cell>
          <table:table-cell table:formula="of:=[.F7]+[.G7]" office:value-type="float" office:value="103" calcext:value-type="float">
            <text:p>103.00</text:p>
          </table:table-cell>
          <table:table-cell table:formula="of:=[.K7]+[.L7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Guzhñay Hidalgo Maria Auxiliadora</text:p>
          </table:table-cell>
          <table:table-cell/>
          <table:table-cell table:style-name="ce50" office:value-type="float" office:value="407.76" calcext:value-type="float">
            <text:p>407.76</text:p>
          </table:table-cell>
          <table:table-cell table:style-name="ce54" office:value-type="float" office:value="30" calcext:value-type="float">
            <text:p>30</text:p>
          </table:table-cell>
          <table:table-cell table:formula="of:=[.D8]*0.1115" office:value-type="float" office:value="45.46524" calcext:value-type="float">
            <text:p>45.47</text:p>
          </table:table-cell>
          <table:table-cell table:formula="of:=[.D8]*0.0945" office:value-type="float" office:value="38.53332" calcext:value-type="float">
            <text:p>38.5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8]*[.J8]" office:value-type="float" office:value="4.0776" calcext:value-type="float">
            <text:p>4.08</text:p>
          </table:table-cell>
          <table:table-cell table:formula="of:=[.F8]+[.G8]" office:value-type="float" office:value="83.99856" calcext:value-type="float">
            <text:p>84.00</text:p>
          </table:table-cell>
          <table:table-cell table:formula="of:=[.K8]+[.L8]" office:value-type="float" office:value="88.07616" calcext:value-type="float">
            <text:p>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Marmol Chavez Stephanie Leonor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9]*0.1115" office:value-type="float" office:value="72.475" calcext:value-type="float">
            <text:p>72.48</text:p>
          </table:table-cell>
          <table:table-cell table:formula="of:=[.D9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9]*[.J9]" office:value-type="float" office:value="6.5" calcext:value-type="float">
            <text:p>6.50</text:p>
          </table:table-cell>
          <table:table-cell table:formula="of:=[.F9]+[.G9]" office:value-type="float" office:value="133.9" calcext:value-type="float">
            <text:p>133.90</text:p>
          </table:table-cell>
          <table:table-cell table:formula="of:=[.K9]+[.L9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Merelo Angulo Roberto Manuel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0]*0.1115" office:value-type="float" office:value="55.75" calcext:value-type="float">
            <text:p>55.75</text:p>
          </table:table-cell>
          <table:table-cell table:formula="of:=[.D10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0]*[.J10]" office:value-type="float" office:value="5" calcext:value-type="float">
            <text:p>5.00</text:p>
          </table:table-cell>
          <table:table-cell table:formula="of:=[.F10]+[.G10]" office:value-type="float" office:value="103" calcext:value-type="float">
            <text:p>103.00</text:p>
          </table:table-cell>
          <table:table-cell table:formula="of:=[.K10]+[.L10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Ronquillo Moran Perfecto Isais</text:p>
          </table:table-cell>
          <table:table-cell/>
          <table:table-cell table:style-name="ce50" office:value-type="float" office:value="404.4" calcext:value-type="float">
            <text:p>404.40</text:p>
          </table:table-cell>
          <table:table-cell table:style-name="ce54" office:value-type="float" office:value="30" calcext:value-type="float">
            <text:p>30</text:p>
          </table:table-cell>
          <table:table-cell table:formula="of:=[.D11]*0.1115" office:value-type="float" office:value="45.0906" calcext:value-type="float">
            <text:p>45.09</text:p>
          </table:table-cell>
          <table:table-cell table:formula="of:=[.D11]*0.0945" office:value-type="float" office:value="38.2158" calcext:value-type="float">
            <text:p>38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1]*[.J11]" office:value-type="float" office:value="4.044" calcext:value-type="float">
            <text:p>4.04</text:p>
          </table:table-cell>
          <table:table-cell table:formula="of:=[.F11]+[.G11]" office:value-type="float" office:value="83.3064" calcext:value-type="float">
            <text:p>83.31</text:p>
          </table:table-cell>
          <table:table-cell table:formula="of:=[.K11]+[.L11]" office:value-type="float" office:value="87.3504" calcext:value-type="float">
            <text:p>8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anchez Calderon Tania Gris</text:p>
          </table:table-cell>
          <table:table-cell/>
          <table:table-cell table:style-name="ce50" office:value-type="float" office:value="500" calcext:value-type="float">
            <text:p>5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2]*0.1115" office:value-type="float" office:value="55.75" calcext:value-type="float">
            <text:p>55.75</text:p>
          </table:table-cell>
          <table:table-cell table:formula="of:=[.D12]*0.0945"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2]*[.J12]" office:value-type="float" office:value="5" calcext:value-type="float">
            <text:p>5.00</text:p>
          </table:table-cell>
          <table:table-cell table:formula="of:=[.F12]+[.G12]" office:value-type="float" office:value="103" calcext:value-type="float">
            <text:p>103.00</text:p>
          </table:table-cell>
          <table:table-cell table:formula="of:=[.K12]+[.L12]" office:value-type="float" office:value="108" calcext:value-type="float">
            <text:p>10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Viteri Vinces Irma Alexandra</text:p>
          </table:table-cell>
          <table:table-cell/>
          <table:table-cell table:style-name="ce50" office:value-type="float" office:value="650" calcext:value-type="float">
            <text:p>65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3]*0.1115" office:value-type="float" office:value="72.475" calcext:value-type="float">
            <text:p>72.48</text:p>
          </table:table-cell>
          <table:table-cell table:formula="of:=[.D13]*0.0945" office:value-type="float" office:value="61.425" calcext:value-type="float">
            <text:p>61.4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3]*[.J13]" office:value-type="float" office:value="6.5" calcext:value-type="float">
            <text:p>6.50</text:p>
          </table:table-cell>
          <table:table-cell table:formula="of:=[.F13]+[.G13]" office:value-type="float" office:value="133.9" calcext:value-type="float">
            <text:p>133.90</text:p>
          </table:table-cell>
          <table:table-cell table:formula="of:=[.K13]+[.L13]" office:value-type="float" office:value="140.4" calcext:value-type="float">
            <text:p>140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Zambrano Luna Gregorio Enrique</text:p>
          </table:table-cell>
          <table:table-cell/>
          <table:table-cell table:style-name="ce50" office:value-type="float" office:value="2000" calcext:value-type="float">
            <text:p>2000.00</text:p>
          </table:table-cell>
          <table:table-cell table:style-name="ce54" office:value-type="float" office:value="30" calcext:value-type="float">
            <text:p>30</text:p>
          </table:table-cell>
          <table:table-cell table:formula="of:=[.D14]*0.1115" office:value-type="float" office:value="223" calcext:value-type="float">
            <text:p>223.00</text:p>
          </table:table-cell>
          <table:table-cell table:formula="of:=[.D14]*0.0945" office:value-type="float" office:value="189" calcext:value-type="float">
            <text:p>189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14]*[.J14]" office:value-type="float" office:value="20" calcext:value-type="float">
            <text:p>20.00</text:p>
          </table:table-cell>
          <table:table-cell table:formula="of:=[.F14]+[.G14]" office:value-type="float" office:value="412" calcext:value-type="float">
            <text:p>412.00</text:p>
          </table:table-cell>
          <table:table-cell table:formula="of:=[.K14]+[.L14]" office:value-type="float" office:value="432" calcext:value-type="float">
            <text:p>432.00</text:p>
          </table:table-cell>
          <table:table-cell table:number-columns-repeated="1010"/>
        </table:table-row>
        <table:table-row table:style-name="ro1">
          <table:table-cell table:style-name="ce47"/>
          <table:table-cell table:style-name="ce47" office:value-type="string" calcext:value-type="string">
            <text:p>Total</text:p>
          </table:table-cell>
          <table:table-cell table:style-name="ce47"/>
          <table:table-cell table:style-name="ce51" table:formula="of:=SUM([.D4:.D14])" office:value-type="float" office:value="8212.16" calcext:value-type="float">
            <text:p>8212.16</text:p>
          </table:table-cell>
          <table:table-cell table:style-name="ce51"/>
          <table:table-cell table:style-name="ce51" table:formula="of:=SUM([.F4:.F14])" office:value-type="float" office:value="859.90584" calcext:value-type="float">
            <text:p>859.91</text:p>
          </table:table-cell>
          <table:table-cell table:style-name="ce51" table:formula="of:=SUM([.G4:.G14])" office:value-type="float" office:value="816.79912" calcext:value-type="float">
            <text:p>816.80</text:p>
          </table:table-cell>
          <table:table-cell table:style-name="ce51" table:formula="of:=SUM([.H4:.H14])" office:value-type="float" office:value="0" calcext:value-type="float">
            <text:p>0.00</text:p>
          </table:table-cell>
          <table:table-cell table:style-name="ce51" table:formula="of:=SUM([.I4:.I14])" office:value-type="float" office:value="0" calcext:value-type="float">
            <text:p>0.00</text:p>
          </table:table-cell>
          <table:table-cell table:style-name="ce59"/>
          <table:table-cell table:style-name="ce51" table:formula="of:=SUM([.K4:.K14])" office:value-type="float" office:value="77.1216" calcext:value-type="float">
            <text:p>77.12</text:p>
          </table:table-cell>
          <table:table-cell table:style-name="ce51" table:formula="of:=SUM([.L4:.L14])" office:value-type="float" office:value="1676.70496" calcext:value-type="float">
            <text:p>1676.70</text:p>
          </table:table-cell>
          <table:table-cell table:style-name="ce51" table:formula="of:=SUM([.M4:.M14])" office:value-type="float" office:value="1753.82656" calcext:value-type="float">
            <text:p>1753.83</text:p>
          </table:table-cell>
          <table:table-cell table:style-name="ce47" table:number-columns-repeated="1010"/>
        </table:table-row>
        <table:table-row table:style-name="ro1" table:number-rows-repeated="2">
          <table:table-cell table:number-columns-repeated="3"/>
          <table:table-cell table:style-name="ce48"/>
          <table:table-cell table:number-columns-repeated="5"/>
          <table:table-cell table:style-name="ce56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justes de Planilla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Sueldo</text:p>
          </table:table-cell>
          <table:table-cell table:style-name="ce47" office:value-type="string" calcext:value-type="string">
            <text:p>Dias</text:p>
          </table:table-cell>
          <table:table-cell table:style-name="ce55" office:value-type="string" calcext:value-type="string">
            <text:p>Patronal</text:p>
          </table:table-cell>
          <table:table-cell table:style-name="ce55" office:value-type="string" calcext:value-type="string">
            <text:p>Individual</text:p>
          </table:table-cell>
          <table:table-cell table:style-name="ce55" office:value-type="string" calcext:value-type="string">
            <text:p>Aporte Adic</text:p>
          </table:table-cell>
          <table:table-cell table:style-name="ce55" office:value-type="string" calcext:value-type="string">
            <text:p>Cesantia</text:p>
          </table:table-cell>
          <table:table-cell table:style-name="ce57" office:value-type="string" calcext:value-type="string">
            <text:p>% CCC</text:p>
          </table:table-cell>
          <table:table-cell table:style-name="ce55" office:value-type="string" calcext:value-type="string">
            <text:p>Valor CCC</text:p>
          </table:table-cell>
          <table:table-cell table:number-columns-repeated="2" table:style-name="ce55" office:value-type="string" calcext:value-type="string">
            <text:p>Total Apor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variacion de sueldo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23]*0.1115" office:value-type="float" office:value="0" calcext:value-type="float">
            <text:p>0.00</text:p>
          </table:table-cell>
          <table:table-cell table:formula="of:=[.D23]*0.0945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56" office:value-type="percentage" office:value="0.01" calcext:value-type="percentage">
            <text:p>1.00 %</text:p>
          </table:table-cell>
          <table:table-cell table:formula="of:=[.D23]*[.J23]" office:value-type="float" office:value="0" calcext:value-type="float">
            <text:p>0.00</text:p>
          </table:table-cell>
          <table:table-cell table:formula="of:=[.F23]+[.G23]" office:value-type="float" office:value="0" calcext:value-type="float">
            <text:p>0.00</text:p>
          </table:table-cell>
          <table:table-cell table:formula="of:=[.K23]+[.L2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47" office:value-type="string" calcext:value-type="string">
            <text:p>Total</text:p>
          </table:table-cell>
          <table:table-cell/>
          <table:table-cell table:style-name="ce53" table:formula="of:=SUM([.D23:.D23])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3" table:formula="of:=SUM([.F23:.F23])" office:value-type="float" office:value="0" calcext:value-type="float">
            <text:p>0.00</text:p>
          </table:table-cell>
          <table:table-cell table:style-name="ce53" table:formula="of:=SUM([.G23:.G23])" office:value-type="float" office:value="0" calcext:value-type="float">
            <text:p>0.00</text:p>
          </table:table-cell>
          <table:table-cell table:style-name="ce53" table:formula="of:=SUM([.H23:.H23])" office:value-type="float" office:value="0" calcext:value-type="float">
            <text:p>0.00</text:p>
          </table:table-cell>
          <table:table-cell table:style-name="ce53" table:formula="of:=SUM([.I23:.I23])" office:value-type="float" office:value="0" calcext:value-type="float">
            <text:p>0.00</text:p>
          </table:table-cell>
          <table:table-cell table:style-name="ce53"/>
          <table:table-cell table:style-name="ce53" table:formula="of:=SUM([.K23:.K23])" office:value-type="float" office:value="0" calcext:value-type="float">
            <text:p>0.00</text:p>
          </table:table-cell>
          <table:table-cell table:style-name="ce53" table:formula="of:=SUM([.L23:.L23])" office:value-type="float" office:value="0" calcext:value-type="float">
            <text:p>0.00</text:p>
          </table:table-cell>
          <table:table-cell table:style-name="ce53" table:formula="of:=SUM([.M23:.M23])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Fondos de Reserva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style-name="ce47"/>
          <table:table-cell table:style-name="ce55" table:number-columns-repeated="4"/>
          <table:table-cell table:style-name="ce57"/>
          <table:table-cell table:style-name="ce5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Pago de Fondos de Reserva Normales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Creditos Hipotecari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Cantos Rivadeneira Andres Martin</text:p>
          </table:table-cell>
          <table:table-cell/>
          <table:table-cell office:value-type="float" office:value="364.16" calcext:value-type="float">
            <text:p>36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Guzhñay Hidalgo Maria Auxiliadora</text:p>
          </table:table-cell>
          <table:table-cell/>
          <table:table-cell office:value-type="float" office:value="206.85" calcext:value-type="float">
            <text:p>206.8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3" table:formula="of:=SUM([.D39:.D40])" office:value-type="float" office:value="571.01" calcext:value-type="float">
            <text:p>571.0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7" office:value-type="string" calcext:value-type="string">
            <text:p>Instituto Ecuatoriano de Seguridad Social – IES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Pago de Prestamos Otros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Merelo Angulo Roberto Manuel</text:p>
          </table:table-cell>
          <table:table-cell/>
          <table:table-cell office:value-type="float" office:value="33.61" calcext:value-type="float">
            <text:p>33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29.22" calcext:value-type="float">
            <text:p>29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Ronquillo Moran Perfecto Isais</text:p>
          </table:table-cell>
          <table:table-cell/>
          <table:table-cell office:value-type="float" office:value="41.68" calcext:value-type="float">
            <text:p>41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Viteri Vinces Irma Alexandra</text:p>
          </table:table-cell>
          <table:table-cell/>
          <table:table-cell office:value-type="float" office:value="201.22" calcext:value-type="float">
            <text:p>201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Viteri Vinces Irma Alexandr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3" table:formula="of:=SUM([.D47:.D51])" office:value-type="float" office:value="305.73" calcext:value-type="float">
            <text:p>305.73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 08" table:style-name="ta2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4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default-cell-style-name="ce52"/>
        <table:table-column table:style-name="co1" table:number-columns-repeated="1012" table:default-cell-style-name="Default"/>
        <table:table-row table:style-name="ro1">
          <table:table-cell table:style-name="ce47" office:value-type="string" calcext:value-type="string">
            <text:p>Movimientos Financiero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Personal Operativo</text:p>
          </table:table-cell>
          <table:table-cell table:number-columns-repeated="1023"/>
        </table:table-row>
        <table:table-row table:style-name="ro2">
          <table:table-cell table:style-name="ce60" office:value-type="string" calcext:value-type="string">
            <text:p>Mes</text:p>
          </table:table-cell>
          <table:table-cell table:style-name="ce60" office:value-type="string" calcext:value-type="string">
            <text:p>Fecha</text:p>
          </table:table-cell>
          <table:table-cell table:style-name="ce60" office:value-type="string" calcext:value-type="string">
            <text:p>Proveedor</text:p>
          </table:table-cell>
          <table:table-cell table:style-name="ce60" office:value-type="string" calcext:value-type="string">
            <text:p>concepto</text:p>
          </table:table-cell>
          <table:table-cell table:style-name="ce61" office:value-type="string" calcext:value-type="string">
            <text:p>valor</text:p>
          </table:table-cell>
          <table:table-cell table:style-name="ce62"/>
          <table:table-cell table:style-name="ce63"/>
          <table:table-cell table:style-name="ce63" office:value-type="string" calcext:value-type="string">
            <text:p>Operativo</text:p>
          </table:table-cell>
          <table:table-cell table:style-name="ce63" office:value-type="string" calcext:value-type="string">
            <text:p>Administrativo</text:p>
          </table:table-cell>
          <table:table-cell table:style-name="ce62"/>
          <table:table-cell table:style-name="ce68"/>
          <table:table-cell table:style-name="ce69"/>
          <table:table-cell table:style-name="ce62"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Segunda Quincena</text:p>
          </table:table-cell>
          <table:table-cell office:value-type="float" office:value="555.5" calcext:value-type="float">
            <text:p>555.50</text:p>
          </table:table-cell>
          <table:table-cell/>
          <table:table-cell table:style-name="ce64" office:value-type="string" calcext:value-type="string">
            <text:p>Primera Quincena</text:p>
          </table:table-cell>
          <table:table-cell table:style-name="ce66" table:formula="of:=SUM([.E14:.E23])" office:value-type="float" office:value="3020" calcext:value-type="float">
            <text:p>3,020.00</text:p>
          </table:table-cell>
          <table:table-cell table:style-name="ce66" table:formula="of:=[.E39]" office:value-type="float" office:value="1800" calcext:value-type="float">
            <text:p>1,8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Segunda Quincena</text:p>
          </table:table-cell>
          <table:table-cell office:value-type="float" office:value="231.89" calcext:value-type="float">
            <text:p>231.89</text:p>
          </table:table-cell>
          <table:table-cell/>
          <table:table-cell table:style-name="ce64" office:value-type="string" calcext:value-type="string">
            <text:p>Fin de Mes</text:p>
          </table:table-cell>
          <table:table-cell table:style-name="ce66" table:formula="of:=SUM([.E4:.E13])" office:value-type="float" office:value="3602.95" calcext:value-type="float">
            <text:p>3,602.95</text:p>
          </table:table-cell>
          <table:table-cell table:style-name="ce66" table:formula="of:=[.E40]" office:value-type="float" office:value="1607.47" calcext:value-type="float">
            <text:p>1,6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Segunda Quincena</text:p>
          </table:table-cell>
          <table:table-cell office:value-type="float" office:value="292.75" calcext:value-type="float">
            <text:p>292.75</text:p>
          </table:table-cell>
          <table:table-cell/>
          <table:table-cell table:style-name="ce64" office:value-type="string" calcext:value-type="string">
            <text:p>Fondo de Reserva</text:p>
          </table:table-cell>
          <table:table-cell table:style-name="ce66" table:formula="of:=SUM([.E24:.E31])" office:value-type="float" office:value="525.45" calcext:value-type="float">
            <text:p>525.45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Segunda Quincena</text:p>
          </table:table-cell>
          <table:table-cell office:value-type="float" office:value="102.38" calcext:value-type="float">
            <text:p>102.38</text:p>
          </table:table-cell>
          <table:table-cell/>
          <table:table-cell table:style-name="ce64"/>
          <table:table-cell table:style-name="ce6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Segunda Quincena</text:p>
          </table:table-cell>
          <table:table-cell office:value-type="float" office:value="368.57" calcext:value-type="float">
            <text:p>368.57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67" table:formula="of:=SUM([.H4:.H6])" office:value-type="float" office:value="7148.4" calcext:value-type="float">
            <text:p>7,148.40</text:p>
          </table:table-cell>
          <table:table-cell table:style-name="ce67" table:formula="of:=SUM([.I4:.I6])" office:value-type="float" office:value="3407.47" calcext:value-type="float">
            <text:p>3,407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Segunda Quincena</text:p>
          </table:table-cell>
          <table:table-cell office:value-type="float" office:value="259.14" calcext:value-type="float">
            <text:p>259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Segunda Quincena</text:p>
          </table:table-cell>
          <table:table-cell office:value-type="float" office:value="302.75" calcext:value-type="float">
            <text:p>30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Segunda Quincena</text:p>
          </table:table-cell>
          <table:table-cell office:value-type="float" office:value="253.69" calcext:value-type="float">
            <text:p>25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Segunda Quincena</text:p>
          </table:table-cell>
          <table:table-cell office:value-type="float" office:value="1061" calcext:value-type="float">
            <text:p>106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Segunda Quincena</text:p>
          </table:table-cell>
          <table:table-cell office:value-type="float" office:value="175.28" calcext:value-type="float">
            <text:p>17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vo Moreira Jose Alfredo</text:p>
          </table:table-cell>
          <table:table-cell office:value-type="string" calcext:value-type="string">
            <text:p>Primera Quincena</text:p>
          </table:table-cell>
          <table:table-cell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rimera Quincena</text:p>
          </table:table-cell>
          <table:table-cell office:value-type="float" office:value="440" calcext:value-type="float">
            <text:p>4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rimera Quincena</text:p>
          </table:table-cell>
          <table:table-cell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Primera Quincena</text:p>
          </table:table-cell>
          <table:table-cell office:value-type="float" office:value="200" calcext:value-type="float">
            <text:p>2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rimera Quincena</text:p>
          </table:table-cell>
          <table:table-cell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Primera Quincena</text:p>
          </table:table-cell>
          <table:table-cell office:value-type="float" office:value="800" calcext:value-type="float">
            <text:p>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rimera Quincena</text:p>
          </table:table-cell>
          <table:table-cell office:value-type="float" office:value="160" calcext:value-type="float">
            <text:p>1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Fondo de Reserva</text:p>
          </table:table-cell>
          <table:table-cell office:value-type="float" office:value="91.63" calcext:value-type="float">
            <text:p>9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Fondo de Reserva</text:p>
          </table:table-cell>
          <table:table-cell office:value-type="float" office:value="33.97" calcext:value-type="float">
            <text:p>3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Calderon Tania Gris</text:p>
          </table:table-cell>
          <table:table-cell office:value-type="string" calcext:value-type="string">
            <text:p>Fondo de Reserva</text:p>
          </table:table-cell>
          <table:table-cell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Fondo de Reserva</text:p>
          </table:table-cell>
          <table:table-cell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mbrano Luna Gregorio Enrique</text:p>
          </table:table-cell>
          <table:table-cell office:value-type="string" calcext:value-type="string">
            <text:p>Fondo de Reserva</text:p>
          </table:table-cell>
          <table:table-cell office:value-type="float" office:value="166.6" calcext:value-type="float">
            <text:p>166.6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7" office:value-type="string" calcext:value-type="string">
            <text:p>Honorarios Profesional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les de pago de Personal Administrativ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Anticipo Factura Agosto</text:p>
          </table:table-cell>
          <table:table-cell office:value-type="float" office:value="1800" calcext:value-type="float">
            <text:p>18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querizo Davila Pablo Jonathan</text:p>
          </table:table-cell>
          <table:table-cell office:value-type="string" calcext:value-type="string">
            <text:p>Honorario Agosto</text:p>
          </table:table-cell>
          <table:table-cell office:value-type="float" office:value="1607.47" calcext:value-type="float">
            <text:p>1607.4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Asiento de Diario Revisado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Descuentos por Pago de Plan Celula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Mes</text:p>
          </table:table-cell>
          <table:table-cell table:style-name="ce47" office:value-type="string" calcext:value-type="string">
            <text:p>Fecha</text:p>
          </table:table-cell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cepto</text:p>
          </table:table-cell>
          <table:table-cell table:style-name="ce49" office:value-type="string" calcext:value-type="string">
            <text:p>valor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eno Villacreses Francisco Javie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mol Chavez Stephanie Leonor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Otecel Pago del Plant</text:p>
          </table:table-cell>
          <table:table-cell office:value-type="float" office:value="10" calcext:value-type="float">
            <text:p>10.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tos Rivadeneria Andres</text:p>
          </table:table-cell>
          <table:table-cell office:value-type="string" calcext:value-type="string">
            <text:p>Pago Planilla del IESS</text:p>
          </table:table-cell>
          <table:table-cell office:value-type="float" office:value="364.16" calcext:value-type="float">
            <text:p>364.1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zhñay Hidalgo Maria</text:p>
          </table:table-cell>
          <table:table-cell office:value-type="string" calcext:value-type="string">
            <text:p>Pago Planilla del IESS</text:p>
          </table:table-cell>
          <table:table-cell office:value-type="float" office:value="206.85" calcext:value-type="float">
            <text:p>206.85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elo Angulo Roberto Manuel</text:p>
          </table:table-cell>
          <table:table-cell office:value-type="string" calcext:value-type="string">
            <text:p>Pago Planilla del IESS</text:p>
          </table:table-cell>
          <table:table-cell office:value-type="float" office:value="33.61" calcext:value-type="float">
            <text:p>33.61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nquillo Moran Perfecto Isaias</text:p>
          </table:table-cell>
          <table:table-cell office:value-type="string" calcext:value-type="string">
            <text:p>Pago Planilla del IESS</text:p>
          </table:table-cell>
          <table:table-cell office:value-type="float" office:value="70.9" calcext:value-type="float">
            <text:p>70.9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ri Vinces Irma</text:p>
          </table:table-cell>
          <table:table-cell office:value-type="string" calcext:value-type="string">
            <text:p>Pago Planilla del IESS</text:p>
          </table:table-cell>
          <table:table-cell office:value-type="float" office:value="201.22" calcext:value-type="float">
            <text:p>201.22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</table:table>
      <table:named-expressions/>
      <table:database-ranges>
        <table:database-range table:name="__Anonymous_Sheet_DB__1" table:target-range-address="'Rol 01'.A49:'Rol 01'.E6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 number:style="long"/>
      <number:text>-</number:text>
      <number:month number:textual="true"/>
      <number:text>-</number:text>
      <number:year number:style="long"/>
    </number:date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-</number:text>
      <number:number number:decimal-places="2" loext:min-decimal-places="2" number:min-integer-digits="1" number:grouping="true"/>
    </number:number-style>
    <number:number-style style:name="N119">
      <number:number number:decimal-places="2" loext:min-decimal-places="2" number:min-integer-digits="1" number:grouping="true"/>
      <number:text> </number:text>
      <style:map style:condition="value()&gt;=0" style:apply-style-name="N119P0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0" loext:min-decimal-places="0" number:min-integer-digits="1"/>
      <number:text>%</number:text>
    </number:percentage-style>
    <number:percentage-style style:name="N124">
      <number:number number:decimal-places="2" loext:min-decimal-places="2" number:min-integer-digits="1"/>
      <number:text>%</number:text>
    </number:percentage-style>
    <number:number-style style:name="N125">
      <number:number number:decimal-places="3" loext:min-decimal-places="3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1:02:08.574952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2:00:51.893905805</meta:creation-date>
    <dc:date>2021-11-04T15:55:35.671072988</dc:date>
    <meta:editing-duration>PT3H54M15S</meta:editing-duration>
    <meta:editing-cycles>4</meta:editing-cycles>
    <meta:generator>LibreOffice/6.4.7.2$Linux_X86_64 LibreOffice_project/40$Build-2</meta:generator>
    <meta:document-statistic meta:table-count="16" meta:cell-count="3877" meta:object-count="0"/>
  </office:meta>
</office:document-meta>
</file>